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font-weight="bold" officeooo:paragraph-rsid="000d632f" style:font-weight-asian="bold" style:font-weight-complex="bold"/>
    </style:style>
    <style:style style:name="P3" style:family="paragraph" style:parent-style-name="Table_20_Contents">
      <style:text-properties fo:color="#c9211e" loext:opacity="100%" fo:font-weight="bold" officeooo:rsid="000d632f" officeooo:paragraph-rsid="000d632f" style:font-weight-asian="bold" style:font-weight-complex="bold"/>
    </style:style>
    <style:style style:name="P4" style:family="paragraph" style:parent-style-name="Standard">
      <style:text-properties officeooo:paragraph-rsid="001d2ca6"/>
    </style:style>
    <style:style style:name="P5" style:family="paragraph" style:parent-style-name="Table_20_Contents">
      <style:text-properties officeooo:paragraph-rsid="000dc3e3"/>
    </style:style>
    <style:style style:name="P6" style:family="paragraph" style:parent-style-name="Table_20_Contents">
      <style:text-properties officeooo:paragraph-rsid="000f0e13"/>
    </style:style>
    <style:style style:name="P7" style:family="paragraph" style:parent-style-name="Table_20_Contents">
      <style:text-properties officeooo:paragraph-rsid="0010cdf8"/>
    </style:style>
    <style:style style:name="P8" style:family="paragraph" style:parent-style-name="Table_20_Contents">
      <style:text-properties officeooo:paragraph-rsid="00116442"/>
    </style:style>
    <style:style style:name="P9" style:family="paragraph" style:parent-style-name="Table_20_Contents">
      <style:text-properties officeooo:paragraph-rsid="0011c01d"/>
    </style:style>
    <style:style style:name="P10" style:family="paragraph" style:parent-style-name="Table_20_Contents">
      <style:text-properties officeooo:paragraph-rsid="0012f611"/>
    </style:style>
    <style:style style:name="P11" style:family="paragraph" style:parent-style-name="Table_20_Contents">
      <style:text-properties officeooo:paragraph-rsid="0014eb8e"/>
    </style:style>
    <style:style style:name="P12" style:family="paragraph" style:parent-style-name="Table_20_Contents">
      <style:text-properties officeooo:paragraph-rsid="0014f1a1"/>
    </style:style>
    <style:style style:name="P13" style:family="paragraph" style:parent-style-name="Table_20_Contents">
      <style:text-properties officeooo:paragraph-rsid="001659b4"/>
    </style:style>
    <style:style style:name="P14" style:family="paragraph" style:parent-style-name="Table_20_Contents">
      <style:text-properties officeooo:paragraph-rsid="0016ff6a"/>
    </style:style>
    <style:style style:name="P15" style:family="paragraph" style:parent-style-name="Table_20_Contents">
      <style:text-properties officeooo:paragraph-rsid="0018059c"/>
    </style:style>
    <style:style style:name="P16" style:family="paragraph" style:parent-style-name="Table_20_Contents">
      <style:text-properties officeooo:paragraph-rsid="00188145"/>
    </style:style>
    <style:style style:name="P17" style:family="paragraph" style:parent-style-name="Table_20_Contents">
      <style:text-properties officeooo:paragraph-rsid="0018f7c4"/>
    </style:style>
    <style:style style:name="P18" style:family="paragraph" style:parent-style-name="Table_20_Contents">
      <style:text-properties officeooo:paragraph-rsid="00196f5c"/>
    </style:style>
    <style:style style:name="P19" style:family="paragraph" style:parent-style-name="Table_20_Contents">
      <style:text-properties officeooo:paragraph-rsid="001b4bd2"/>
    </style:style>
    <style:style style:name="P20" style:family="paragraph" style:parent-style-name="Table_20_Contents">
      <style:text-properties officeooo:paragraph-rsid="001b7a4a"/>
    </style:style>
    <style:style style:name="P21" style:family="paragraph" style:parent-style-name="Table_20_Contents">
      <style:text-properties officeooo:paragraph-rsid="001c78f6"/>
    </style:style>
    <style:style style:name="P22" style:family="paragraph" style:parent-style-name="Table_20_Contents">
      <style:text-properties officeooo:paragraph-rsid="001d2ca6"/>
    </style:style>
    <style:style style:name="P23" style:family="paragraph" style:parent-style-name="Table_20_Contents">
      <style:text-properties officeooo:paragraph-rsid="001df3d7"/>
    </style:style>
    <style:style style:name="T1" style:family="text">
      <style:text-properties officeooo:rsid="000dc3e3"/>
    </style:style>
    <style:style style:name="T2" style:family="text">
      <style:text-properties officeooo:rsid="000f0e13"/>
    </style:style>
    <style:style style:name="T3" style:family="text">
      <style:text-properties officeooo:rsid="0010cdf8"/>
    </style:style>
    <style:style style:name="T4" style:family="text">
      <style:text-properties officeooo:rsid="00116442"/>
    </style:style>
    <style:style style:name="T5" style:family="text">
      <style:text-properties officeooo:rsid="0011c01d"/>
    </style:style>
    <style:style style:name="T6" style:family="text">
      <style:text-properties officeooo:rsid="0012f611"/>
    </style:style>
    <style:style style:name="T7" style:family="text">
      <style:text-properties officeooo:rsid="0014eb8e"/>
    </style:style>
    <style:style style:name="T8" style:family="text">
      <style:text-properties officeooo:rsid="0014f1a1"/>
    </style:style>
    <style:style style:name="T9" style:family="text">
      <style:text-properties officeooo:rsid="001659b4"/>
    </style:style>
    <style:style style:name="T10" style:family="text">
      <style:text-properties officeooo:rsid="0016ff6a"/>
    </style:style>
    <style:style style:name="T11" style:family="text">
      <style:text-properties officeooo:rsid="0018059c"/>
    </style:style>
    <style:style style:name="T12" style:family="text">
      <style:text-properties officeooo:rsid="00188145"/>
    </style:style>
    <style:style style:name="T13" style:family="text">
      <style:text-properties officeooo:rsid="0018f7c4"/>
    </style:style>
    <style:style style:name="T14" style:family="text">
      <style:text-properties officeooo:rsid="00196f5c"/>
    </style:style>
    <style:style style:name="T15" style:family="text">
      <style:text-properties officeooo:rsid="001b4bd2"/>
    </style:style>
    <style:style style:name="T16" style:family="text">
      <style:text-properties officeooo:rsid="001b7a4a"/>
    </style:style>
    <style:style style:name="T17" style:family="text">
      <style:text-properties officeooo:rsid="001c78f6"/>
    </style:style>
    <style:style style:name="T18" style:family="text">
      <style:text-properties officeooo:rsid="001d2ca6"/>
    </style:style>
    <style:style style:name="T19" style:family="text">
      <style:text-properties officeooo:rsid="001df3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292226936736">
          <table:table-cell table:style-name="Table1.A1" office:value-type="string">
            <text:p text:style-name="P3">ΚΕΦΑΛΑΙΟΝ ΤΡΕΙΣΚΑΙΔΕΚΑ</text:p>
            <text:p text:style-name="P3">ΠΕΡΙ ΤΟΥ ΝΙΚΟΛΑΟΥ ΦΛΑΜΗΛΟΥ</text:p>
          </table:table-cell>
          <table:table-cell table:style-name="Table1.A1" office:value-type="string">
            <text:p text:style-name="P2">CHAPTER THIRTEEN</text:p>
            <text:p text:style-name="P2">NICOLAS FLAMEL</text:p>
          </table:table-cell>
        </table:table-row>
        <table:table-row table:style-name="TableLine2292226937824">
          <table:table-cell table:style-name="Table1.A1" office:value-type="string">
            <text:p text:style-name="P5">πεισθεὶς τοίνυν ὑπὸ τοῦ Διμπλοδώρου μὴ ἐρευνᾶν αὖ τὸ ἔσοπτρον τὸ τοῦ ναιμύθιπε, διὰ τὴν ἄλλην ἀνάπαυλαν τὴν τῶν Χριστουγέννων ὁ <text:span text:style-name="T1">Ἅ</text:span>ρειος τὴν ἀφανείας χλαῖναν εἶχε πεπτυγμένην ἐν τῇ κιβωτῷ.</text:p>
            <text:p text:style-name="P5"/>
          </table:table-cell>
          <table:table-cell table:style-name="Table1.A1" office:value-type="string">
            <text:p text:style-name="P5">Dumbledore had convinced Harry not to go looking for the Mirror of Erised again, and for the rest of the Christmas holidays the invisibility cloak stayed folded at the bottom of his trunk.</text:p>
          </table:table-cell>
        </table:table-row>
        <table:table-row table:style-name="TableLine2292226941632">
          <table:table-cell table:style-name="Table1.A1" office:value-type="string">
            <text:p text:style-name="P5">ἀλλ’ ἔχρῃζε μὲν ὡσαύτως ἐπιλαθέσθαι ὧν ἐν τῷ κατόπτρῳ ἑώρακεν, ἀλλ’ οὐχ’ ο<text:span text:style-name="T1">ἷ</text:span>ός τ’ <text:span text:style-name="T1">ἦ</text:span>ν.</text:p>
          </table:table-cell>
          <table:table-cell table:style-name="Table1.A1" office:value-type="string">
            <text:p text:style-name="P5">Harry wished he could forget what he'd seen in the mirror as easily, but he couldn't.</text:p>
          </table:table-cell>
        </table:table-row>
        <table:table-row table:style-name="TableLine2292226933744">
          <table:table-cell table:style-name="Table1.A1" office:value-type="string">
            <text:p text:style-name="P5">φαντάσμασι γὰρ ἐνυπνίοις πυκνῶς ἐταράττετο, ὀνειροπολῶν πολλάκις φῶς τι χλοαυγές ὥσπερ ἀστραπὴν ἐκλάμπον, καῖ τοὺς γονέας διὰ τοῦτο ἀφανισθῆναί που, μέγα ἀνακαγχάζοντος τέως <text:span text:style-name="T1">ὀ</text:span>ξυφώνου τινός.</text:p>
          </table:table-cell>
          <table:table-cell table:style-name="Table1.A1" office:value-type="string">
            <text:p text:style-name="P5">He started having nightmares. Over and over again he dreamed about his parents disappearing in a flash of green light, while a high voice cackled with laughter.</text:p>
          </table:table-cell>
        </table:table-row>
        <table:table-row table:style-name="TableLine2292226933744">
          <table:table-cell table:style-name="Table1.A1" office:value-type="string">
            <text:p text:style-name="P5"><text:span text:style-name="T1">Ἦ</text:span> κάρτα ὁ Διμπλόδωρος ὀρθῶς ἔλεγεν εἰπὼν ὅτι τῷ ἐσόπτρῳ ἐκείνῳ ε”νεστιν οἰστρᾶν σε, ἔφη ὁ <text:span text:style-name="T1">Ῥ</text:span>οών.<text:span text:style-name="T1"> ὁ γὰρ Ἅρειος περὶ τῶν ἄρτι ἐνυπνίων εἶπεν αὐτῷ.</text:span></text:p>
            <text:p text:style-name="P5"/>
          </table:table-cell>
          <table:table-cell table:style-name="Table1.A1" office:value-type="string">
            <text:p text:style-name="P5">"You see, Dumbledore was right, that mirror could drive you mad," said Ron, when Harry told him about these drea<text:span text:style-name="T1">m</text:span>s.</text:p>
          </table:table-cell>
        </table:table-row>
        <table:table-row table:style-name="TableLine2292226933744">
          <table:table-cell table:style-name="Table1.A1" office:value-type="string">
            <text:p text:style-name="P5">ἡ δέ Ἑρμιόνη τῇ προτεραίᾳ τῆς περιόδου ἐπανελθοῦσα ἄλλα δὴ ἐφρόνει.</text:p>
          </table:table-cell>
          <table:table-cell table:style-name="Table1.A1" office:value-type="string">
            <text:p text:style-name="P5">Hermione, who came back the day before term started, took a different view of things.</text:p>
          </table:table-cell>
        </table:table-row>
        <table:table-row table:style-name="TableLine2292226933744">
          <table:table-cell table:style-name="Table1.A1" office:value-type="string">
            <text:p text:style-name="P5">ἠνιᾶτο μὲν γὰρ πολὺ ἐννοοῦσα τὸν <text:span text:style-name="T1">Ἅ</text:span>ρειον ἀγρυπνοῦντά τε καῖ περιπολοῦντα τὸ φρούριον διὰ νυκτῶν τριῶν ὡς κινδυνεύοντα ἁλῶναι ὑπὸ τοῦ Φήληκος, χαλεπῶς δ’ εἶχεν αὐτῷ οὐδὲν ἄρα μεμαθηκότι περὶ τοῦ Νικολάου Φλαμήλου ὅστις ἐστίν.</text:p>
          </table:table-cell>
          <table:table-cell table:style-name="Table1.A1" office:value-type="string">
            <text:p text:style-name="P5">She was torn between horror at the idea of Harry being out of bed, roaming the school three nights in a row ("If Filch had caught you!"), and disappointment that he hadn't at least found out who Nicolas Flamel was.</text:p>
          </table:table-cell>
        </table:table-row>
        <table:table-row table:style-name="TableLine2292226933744">
          <table:table-cell table:style-name="Table1.A1" office:value-type="string">
            <text:p text:style-name="P5">καὶ μικροῦ ἐδέοντο ἀπογνῶναι τὰ τοῦ Φλαμήλου ἐν βιβλίοις εὑρήσειν, καὶ εἰ ὁ <text:span text:style-name="T1">Ἅ</text:span>ρειος ἔτ’ ἐπίστευεν ἀναγνῶναί που τὸ ὄνομα.</text:p>
          </table:table-cell>
          <table:table-cell table:style-name="Table1.A1" office:value-type="string">
            <text:p text:style-name="P5">They had almost given up hope of ever finding Flamel in a library book, even though Harry was still sure he'd read the name somewhere.</text:p>
          </table:table-cell>
        </table:table-row>
        <table:table-row table:style-name="TableLine2292226933744">
          <table:table-cell table:style-name="Table1.A1" office:value-type="string">
            <text:p text:style-name="P5">ἀρξαμένης δέ τῆς περιόδου, ο<text:span text:style-name="T2">ὐ</text:span>κ εἶχον ποιεῖν εἰ<text:span text:style-name="T2"> </text:span>μὴ διὰ βραχυτάτων εἰκῇ ἅπτεσθαι τῶν βιβλίων μεταξὺ τῶν σχολῶν.</text:p>
          </table:table-cell>
          <table:table-cell table:style-name="Table1.A1" office:value-type="string">
            <text:p text:style-name="P5">Once term had started, they were back to skimming through books for ten minutes during their breaks. Harry had even less time than the other two, because Quidditch practice had started again.</text:p>
          </table:table-cell>
        </table:table-row>
        <table:table-row table:style-name="TableLine2292226933744">
          <table:table-cell table:style-name="Table1.A1" office:value-type="string">
            <text:p text:style-name="P6">τῷ δ’ Ἀρείῳ καὶ σπανιώτερον ἦν καιρὸς ἀναγνώσεως, δέον ἤδη πρὸς τὴν ἰκαροσφαιρικὴν αὖ γυμνάζεσθαι.</text:p>
          </table:table-cell>
          <table:table-cell table:style-name="Table1.A1" office:value-type="string">
            <text:p text:style-name="P5">Wood was working the team harder than ever. </text:p>
          </table:table-cell>
        </table:table-row>
        <table:table-row table:style-name="TableLine2292226933744">
          <table:table-cell table:style-name="Table1.A1" office:value-type="string">
            <text:p text:style-name="P6">οὐδ’ ο<text:span text:style-name="T2">ἱ</text:span> ὄμβροι πολλοὶ γενόμενοι κα<text:span text:style-name="T2">ὶ</text:span> λάβροι - ἡ γὰρ χιὼν ἤδη ἐτετήκει - τὸν θυμὸν αὐτοῦ ἤμβλυνον οὐδέν.</text:p>
          </table:table-cell>
          <table:table-cell table:style-name="Table1.A1" office:value-type="string">
            <text:p text:style-name="P6">Even the endless rain that had replaced the snow couldn't dampen his spirits.</text:p>
          </table:table-cell>
        </table:table-row>
        <table:table-row table:style-name="TableLine2292226933744">
          <table:table-cell table:style-name="Table1.A1" office:value-type="string">
            <text:p text:style-name="P6">καὶ γὰρ ὁ <text:span text:style-name="T2">Ὕ</text:span>λης ἤσκει τοὺς σφαιριστὰς πλέον σπουδάζων ἢ πρὸ τοῦ.</text:p>
          </table:table-cell>
          <table:table-cell table:style-name="Table1.A1" office:value-type="string">
            <text:p text:style-name="P6">The Weasleys complained that Wood was becoming a fanatic, but Harry was on Wood's side. </text:p>
          </table:table-cell>
        </table:table-row>
        <table:table-row table:style-name="TableLine2292226933744">
          <table:table-cell table:style-name="Table1.A1" office:value-type="string">
            <text:p text:style-name="P6">οἱ μέν οὖν Εὐισήλιοι κατηγόρουν ἐκείνου ὡς μανιώδης που γίγνεται, ὁ δ’ <text:span text:style-name="T2">Ἅ</text:span>ρειος συνῆν αὐτῷ, εἰ γὰρ νικήσαιεν ἐν τῷ μέλλοντι ἀγῶνι τῷ πρὸς τοὺς <text:span text:style-name="T2">Ὑ</text:span>φελπύφους, τὸ πρῶτον δι’ ἑπτὰ ἔτη παρελεύσεσθαι τοὺς Σλυθηρίνους ἀγωνιζόμενοι περὶ τῆς Οἰκείας Φιάλης.</text:p>
          </table:table-cell>
          <table:table-cell table:style-name="Table1.A1" office:value-type="string">
            <text:p text:style-name="P6">If they won their next match, against Hufflepuff, they would overtake Slytherin in the house championship for the first time in seven years. </text:p>
          </table:table-cell>
        </table:table-row>
        <table:table-row table:style-name="TableLine2292226933744">
          <table:table-cell table:style-name="Table1.A1" office:value-type="string">
            <text:p text:style-name="P6">καί ὁ <text:span text:style-name="T2">Ἅ</text:span>ρειος οὐ μόνον νικῆσαι ἐσπούδαζεν, ἀλλὰ <text:soft-page-break/>καί σπανιώτερον τοῖς ἐννυχίοις φάσμασιν ἐταράττετο <text:span text:style-name="T2">ἅ</text:span>τε ἀποκάμνων ἐκ τῆς γυμνασίας.</text:p>
          </table:table-cell>
          <table:table-cell table:style-name="Table1.A1" office:value-type="string">
            <text:p text:style-name="P6">Quite apart from wanting to win, Harry found that <text:soft-page-break/>he had fewer nightmares when he was tired out after training.</text:p>
          </table:table-cell>
        </table:table-row>
        <table:table-row table:style-name="TableLine2292226933744">
          <table:table-cell table:style-name="Table1.A1" office:value-type="string">
            <text:p text:style-name="P6">καὶ ἐνταῦθα σφόδρα πονούντων ποτ’ αὐτῶν κατ’ ἀσκήματα - ὑετὸς γὰρ πολὺς ἐγένετο καί πηλὸς πολύς - ὁ <text:span text:style-name="T2">Ὕ</text:span>λης κακάγγελον παρέσχεν ἑαυτόν.</text:p>
          </table:table-cell>
          <table:table-cell table:style-name="Table1.A1" office:value-type="string">
            <text:p text:style-name="P6">Then, during one particularly wet and muddy practice session, Wood gave the team a bit of bad news.</text:p>
          </table:table-cell>
        </table:table-row>
        <table:table-row table:style-name="TableLine2292226933744">
          <table:table-cell table:style-name="Table1.A1" office:value-type="string">
            <text:p text:style-name="P6">ἀχθόμενος γὰρ ἤδη τοῖς Ε<text:span text:style-name="T2">ὐ</text:span>ισηλίοις οἵτινες ἀεὶ κατέσκηπτον ἀλλήλοις καὶ προσεποιοῦντο πεσεῖν ἀπὸ τῶν σάρων τραχύφωνος<text:span text:style-name="T2">.</text:span> </text:p>
          </table:table-cell>
          <table:table-cell table:style-name="Table1.A1" office:value-type="string">
            <text:p text:style-name="P6">He'd just gotten very angry with the Weasleys, who kept dive-bombing each other and pretending to fall off their brooms.</text:p>
          </table:table-cell>
        </table:table-row>
        <table:table-row table:style-name="TableLine2292226933744">
          <table:table-cell table:style-name="Table1.A1" office:value-type="string">
            <text:p text:style-name="P6"><text:span text:style-name="T2">Ὦ</text:span> ο<text:span text:style-name="T2">ὗ</text:span>τοι, ἔφη, πέπαυσθε τῆς τε παιδιᾶς καὶ τῆς φλυαρίας.</text:p>
          </table:table-cell>
          <table:table-cell table:style-name="Table1.A1" office:value-type="string">
            <text:p text:style-name="P6">"Will you stop messing around!" he yelled.</text:p>
          </table:table-cell>
        </table:table-row>
        <table:table-row table:style-name="TableLine2292226933744">
          <table:table-cell table:style-name="Table1.A1" office:value-type="string">
            <text:p text:style-name="P7">οὕτω γὰρ πράξεθ’ ὅπως νικηθησόμεθα.</text:p>
          </table:table-cell>
          <table:table-cell table:style-name="Table1.A1" office:value-type="string">
            <text:p text:style-name="P7">"That's exactly the sort of thing that'll lose us the match!</text:p>
          </table:table-cell>
        </table:table-row>
        <table:table-row table:style-name="TableLine2292226933744">
          <table:table-cell table:style-name="Table1.A1" office:value-type="string">
            <text:p text:style-name="P7">ῥαβδουχῶν γὰρ ὁ Σίναπυς πρόφασιν ἀεὶ ζητήσει πρόχειρον ὡς ἀφαιρήσων τίμια τοὺς Γρυφινδώρους.</text:p>
          </table:table-cell>
          <table:table-cell table:style-name="Table1.A1" office:value-type="string">
            <text:p text:style-name="P7">Snape's refereeing this time, and he'll be looking for any excuse to knock points off Gryffindor!"</text:p>
          </table:table-cell>
        </table:table-row>
        <table:table-row table:style-name="TableLine2292226933744">
          <table:table-cell table:style-name="Table1.A1" office:value-type="string">
            <text:p text:style-name="P7">ἀκούσας δέ ταῦθ’ ὁ Γεωργός τῷ ὄντι ἔπεσεν ἀπὸ τοῦ σάρου.</text:p>
          </table:table-cell>
          <table:table-cell table:style-name="Table1.A1" office:value-type="string">
            <text:p text:style-name="P7">George Weasley really did fall off his broom at these words.</text:p>
          </table:table-cell>
        </table:table-row>
        <table:table-row table:style-name="TableLine2292226933744">
          <table:table-cell table:style-name="Table1.A1" office:value-type="string">
            <text:p text:style-name="P7">καὶ βόρβορον πολὺν τοῦ στόματος ἐκπτύσας Ἀλλ’ ἦ ὁ Σίναπυς, ἔφη, μέλλει ραβδουχεῖν<text:span text:style-name="T3">;</text:span></text:p>
          </table:table-cell>
          <table:table-cell table:style-name="Table1.A1" office:value-type="string">
            <text:p text:style-name="P7">"Snape's refereeing?" he spluttered through a mouthful of mud.</text:p>
          </table:table-cell>
        </table:table-row>
        <table:table-row table:style-name="TableLine2292226933744">
          <table:table-cell table:style-name="Table1.A1" office:value-type="string">
            <text:p text:style-name="P7">καὶ πῶς δὴ πρὸς ἀγῶνα οὗτος ἰκαροσφαιρικόν ἱκανὸς ῆν ῥαβδουχεῖν;</text:p>
          </table:table-cell>
          <table:table-cell table:style-name="Table1.A1" office:value-type="string">
            <text:p text:style-name="P7">"When's he ever refereed a Quidditch match?</text:p>
          </table:table-cell>
        </table:table-row>
        <table:table-row table:style-name="TableLine2292226933744">
          <table:table-cell table:style-name="Table1.A1" office:value-type="string">
            <text:p text:style-name="P7">φοβοῦμαι γὰρ μὴ ο<text:span text:style-name="T3">ὐ</text:span> κοινὸς ἀποβῇ ἢν φανῶμεν νικήσοντες τοὺς Σλυθηρίνους.</text:p>
          </table:table-cell>
          <table:table-cell table:style-name="Table1.A1" office:value-type="string">
            <text:p text:style-name="P7">He's not going to be fair if we might overtake Slytherin."</text:p>
          </table:table-cell>
        </table:table-row>
        <table:table-row table:style-name="TableLine2292226933744">
          <table:table-cell table:style-name="Table1.A1" office:value-type="string">
            <text:p text:style-name="P7">καὶ ο<text:span text:style-name="T3">ἱ</text:span> ἕτεροι σφαιριστα<text:span text:style-name="T3">ὶ</text:span> καταβάντες παρὰ τὸν Γεωργὸν πράγματα ἐποιοῦντο καὶ αὐτοί.</text:p>
          </table:table-cell>
          <table:table-cell table:style-name="Table1.A1" office:value-type="string">
            <text:p text:style-name="P7">The rest of the team landed next to George to complain, too.</text:p>
          </table:table-cell>
        </table:table-row>
        <table:table-row table:style-name="TableLine2292226933744">
          <table:table-cell table:style-name="Table1.A1" office:value-type="string">
            <text:p text:style-name="P7">Οὐδ’ ἔγωγ’ ἐπαίτιος, ἔφη ὁ Ὕλης.</text:p>
          </table:table-cell>
          <table:table-cell table:style-name="Table1.A1" office:value-type="string">
            <text:p text:style-name="P7">"It's not my fault," said Wood.</text:p>
          </table:table-cell>
        </table:table-row>
        <table:table-row table:style-name="TableLine2292226933744">
          <table:table-cell table:style-name="Table1.A1" office:value-type="string">
            <text:p text:style-name="P7">ἀλλ ἡμ<text:span text:style-name="T3">ᾶ</text:span>ς γε πᾶσ’ ἀνάγκη μὴ παρανομεῖν ὅπως μὴ πρόφασιν ἔχῃ φενακίζειν.</text:p>
          </table:table-cell>
          <table:table-cell table:style-name="Table1.A1" office:value-type="string">
            <text:p text:style-name="P7">"We've just got to make sure we play a clean game, so Snape hasn't got an excuse to pick on us."</text:p>
          </table:table-cell>
        </table:table-row>
        <table:table-row table:style-name="TableLine2292226933744">
          <table:table-cell table:style-name="Table1.A1" office:value-type="string">
            <text:p text:style-name="P7">ἀλλ’ ὁ Ἄρειος εὔστοχον μὲν ἡγεῖτο τοῦτο, ἴδιον δ’ εἶχε λόγον τοῦ μὴ βούλεσθαι τὸν Σίναπυν πέλας ἔχειν ἰκαροσφαιρίζων.</text:p>
          </table:table-cell>
          <table:table-cell table:style-name="Table1.A1" office:value-type="string">
            <text:p text:style-name="P7">Which was all very well, thought Harry, but he had another reason for not wanting Snape near him while he was playing Quidditch....</text:p>
          </table:table-cell>
        </table:table-row>
        <table:table-row table:style-name="TableLine2292226933744">
          <table:table-cell table:style-name="Table1.A1" office:value-type="string">
            <text:p text:style-name="P7">καὶ ο<text:span text:style-name="T3">ἱ</text:span> μὲν ἄλλοι κατὰ τὸ ξύνηθες μετὰ τὴν γυμνασίαν περιέμειναν διαλεγόμενοι μετ’ ἀλλήλων, ὁ δ’ <text:span text:style-name="T3">Ἅ</text:span>ρειος ε<text:span text:style-name="T3">ὐ</text:span>θὺ ἐπανελθὼν εἷς τὸ τῶν Γρυφινδώρων κοινεῖον κατέλαβε τὸν Ῥοῶνα καὶ τὴν Ἑρμιόνην πεττεύοντας.</text:p>
          </table:table-cell>
          <table:table-cell table:style-name="Table1.A1" office:value-type="string">
            <text:p text:style-name="P7">The rest of the team hung back to talk to one another as usual at the end of practice, but Harry headed straight back to the Gryffindor common room, where he found Ron and Hermione playing chess.</text:p>
          </table:table-cell>
        </table:table-row>
        <table:table-row table:style-name="TableLine2292226933744">
          <table:table-cell table:style-name="Table1.A1" office:value-type="string">
            <text:p text:style-name="P7">ἡ δέ ἐν τῇ γε πεττεία πολλάκις ἡττᾶτο.<text:span text:style-name="T3"> καὶ τοῦτο πολὺ λυσιτελεῖν αὐτῇ ἐνόμιζον ὁ θ’ Ἅρειος καὶ ὁ Ῥοὼν ὡς πρὸς τᾶλλα ἀεὶ ἐνίκα.</text:span></text:p>
          </table:table-cell>
          <table:table-cell table:style-name="Table1.A1" office:value-type="string">
            <text:p text:style-name="P7">Chess was the only thing Hermione ever lost at, something Harry and Ron thought was very good for her.</text:p>
          </table:table-cell>
        </table:table-row>
        <table:table-row table:style-name="TableLine2292226933744">
          <table:table-cell table:style-name="Table1.A1" office:value-type="string">
            <text:p text:style-name="P7">παρακαθημένου δέ τοῦ Ἁρείου ὁ Ῥοών πρῶτον μέν Μὴ λαλήσῃς, ἔφη, δεῖ γὰρ προσέχειν τὸν νοῦν -</text:p>
          </table:table-cell>
          <table:table-cell table:style-name="Table1.A1" office:value-type="string">
            <text:p text:style-name="P7">"Don't talk to me for a moment," said Ron when Harry sat down next to him, "I need to concen --"</text:p>
          </table:table-cell>
        </table:table-row>
        <table:table-row table:style-name="TableLine2292226933744">
          <table:table-cell table:style-name="Table1.A1" office:value-type="string">
            <text:p text:style-name="P7">ἔπειτα δέ κατιδὼν τὴν Ἁρείου ὄψιν Τί ἔχεις<text:span text:style-name="T3">; ἦ καὶ νοσεῖς;</text:span></text:p>
          </table:table-cell>
          <table:table-cell table:style-name="Table1.A1" office:value-type="string">
            <text:p text:style-name="P7">He caught sight of Harry's face. "What's the matter with you? You look terrible."</text:p>
          </table:table-cell>
        </table:table-row>
        <table:table-row table:style-name="TableLine2292226933744">
          <table:table-cell table:style-name="Table1.A1" office:value-type="string">
            <text:p text:style-name="P7"><text:s/>ὁ δέ πρὸς οὖς λέγων αὐτοῖς ὅπως μή τις ἐπακούοι εἶπεν ὡς ὁ Σίναπυς ἐξ ἀπροσδοκήτου ἐπιθυμίαν οὐδαμῶς ἐπιεικῆ ἐπιθυμεῖ ῥαβδοῦχος δὴ ἰκαροσφαιρικὸς γένεσθαι.</text:p>
          </table:table-cell>
          <table:table-cell table:style-name="Table1.A1" office:value-type="string">
            <text:p text:style-name="P8">Speaking quietly so that no one else would hear, Harry told the other two about Snape's sudden, sinister desire to be a Quidditch referee.</text:p>
          </table:table-cell>
        </table:table-row>
        <table:table-row table:style-name="TableLine2292226933744">
          <table:table-cell table:style-name="Table1.A1" office:value-type="string">
            <text:p text:style-name="P8">Ἀλλὰ μὴ σφαίριζε, εἶπεν αὐτίκα ἡ Ἑρμιόνη.</text:p>
          </table:table-cell>
          <table:table-cell table:style-name="Table1.A1" office:value-type="string">
            <text:p text:style-name="P8">"Don't play," said Hermione at once.</text:p>
          </table:table-cell>
        </table:table-row>
        <table:table-row table:style-name="TableLine2292226933744">
          <table:table-cell table:style-name="Table1.A1" office:value-type="string">
            <text:p text:style-name="P8">Ε<text:span text:style-name="T4">ἰ</text:span>πέ ὡς νοσεῖς, ἔφη ὁ Ῥοών.</text:p>
          </table:table-cell>
          <table:table-cell table:style-name="Table1.A1" office:value-type="string">
            <text:p text:style-name="P8">"Say you're ill," said Ron.</text:p>
          </table:table-cell>
        </table:table-row>
        <text:soft-page-break/>
        <table:table-row table:style-name="TableLine2292226933744">
          <table:table-cell table:style-name="Table1.A1" office:value-type="string">
            <text:p text:style-name="P8">Εἰπέ ὡς σκέλος κατέαγες, ἔφη ὁ Ἑρμιόνη.</text:p>
          </table:table-cell>
          <table:table-cell table:style-name="Table1.A1" office:value-type="string">
            <text:p text:style-name="P8">"Pretend to break your leg," Hermione suggested.</text:p>
          </table:table-cell>
        </table:table-row>
        <table:table-row table:style-name="TableLine2292226933744">
          <table:table-cell table:style-name="Table1.A1" office:value-type="string">
            <text:p text:style-name="P8">Κάταξον μέν οὖν ὡς ἀληθῶς.</text:p>
          </table:table-cell>
          <table:table-cell table:style-name="Table1.A1" office:value-type="string">
            <text:p text:style-name="P8">"Really break your leg," said Ron.</text:p>
          </table:table-cell>
        </table:table-row>
        <table:table-row table:style-name="TableLine2292226933744">
          <table:table-cell table:style-name="Table1.A1" office:value-type="string">
            <text:p text:style-name="P8">Ἀλλ’ οὐ πάρεστί μοι, ἦ δ’ ὃς ὁ <text:span text:style-name="T4">Ἅ</text:span>ρειος οὐ γὰρ ὑπάρχει ζητητὴς ἄλλος ἔφεδρος.</text:p>
          </table:table-cell>
          <table:table-cell table:style-name="Table1.A1" office:value-type="string">
            <text:p text:style-name="P8">"I can't," said Harry.<text:span text:style-name="T4"> "There isn't a reserve Seeker." </text:span></text:p>
          </table:table-cell>
        </table:table-row>
        <table:table-row table:style-name="TableLine2292226933744">
          <table:table-cell table:style-name="Table1.A1" office:value-type="string">
            <text:p text:style-name="P8">εἰ δ’ ἐγὼ ἀποσταίην τοῦ ἀγῶνος, σφαιρίζειν οὐκ ἂν ἔχοιεν οἱ Γρυφίνδωροι.</text:p>
          </table:table-cell>
          <table:table-cell table:style-name="Table1.A1" office:value-type="string">
            <text:p text:style-name="P8"><text:span text:style-name="T4">"If I back out, Gryffindor can't play at all."</text:span></text:p>
          </table:table-cell>
        </table:table-row>
        <table:table-row table:style-name="TableLine2292226933744">
          <table:table-cell table:style-name="Table1.A1" office:value-type="string">
            <text:p text:style-name="P8">ἐνταῦθα δέ ὁ Νεφελώδης ε”πεσεν εἷς τὸ κοινεῖον.</text:p>
          </table:table-cell>
          <table:table-cell table:style-name="Table1.A1" office:value-type="string">
            <text:p text:style-name="P8">At that moment Neville toppled into the common room.</text:p>
          </table:table-cell>
        </table:table-row>
        <table:table-row table:style-name="TableLine2292226933744">
          <table:table-cell table:style-name="Table1.A1" office:value-type="string">
            <text:p text:style-name="P8">ἀνέβη γὰρ οὐκ οἶδ’ ὅπως διὰ τῆς ὀπῆς ε<text:span text:style-name="T4">ἰ</text:span>κονικῆς τὰ σκέλη συγκεκολλημένα παρέχων· κεκηλὴσθαι γὰρ ἐδόκει φίλτρῳ σκελοκολλητικῴ.</text:p>
          </table:table-cell>
          <table:table-cell table:style-name="Table1.A1" office:value-type="string">
            <text:p text:style-name="P8">How he had managed to climb through the portrait hole was anyone's guess, because his legs had been stuck together with what they recognized at once as the Leg-Locker Curse.</text:p>
          </table:table-cell>
        </table:table-row>
        <table:table-row table:style-name="TableLine2292226933744">
          <table:table-cell table:style-name="Table1.A1" office:value-type="string">
            <text:p text:style-name="P8">ἐδέησε γὰρ αὐτὸν ἀναβῆναι συνεχῶς ἀεὶ πρὸς πυγὴν ἁλλόμενον ἐπὶ τὸν τῶν Γρυφινδώρων πύργον<text:span text:style-name="T4">.</text:span></text:p>
          </table:table-cell>
          <table:table-cell table:style-name="Table1.A1" office:value-type="string">
            <text:p text:style-name="P8">He must have had to bunny hop all the way up to Gryffindor tower.</text:p>
          </table:table-cell>
        </table:table-row>
        <table:table-row table:style-name="TableLine2292226933744">
          <table:table-cell table:style-name="Table1.A1" office:value-type="string">
            <text:p text:style-name="P8">κα<text:span text:style-name="T4">ὶ</text:span> τοῦτο μάλιστ’ ἐκίνει τοὺς πολλοὺς γελᾶν· ἡ δ’ Ἑρμιόνη ἀναπηδήσασα θέλκτρον ἀντίδοτον εὐθὺς ἐπῇσε.</text:p>
          </table:table-cell>
          <table:table-cell table:style-name="Table1.A1" office:value-type="string">
            <text:p text:style-name="P8">Everyone fell over laughing except Hermione, who leapt up and performed the countercurse.</text:p>
          </table:table-cell>
        </table:table-row>
        <table:table-row table:style-name="TableLine2292226933744">
          <table:table-cell table:style-name="Table1.A1" office:value-type="string">
            <text:p text:style-name="P8">καὶ τὰ τοῦ Νεφελώδους σκέλη αὐτόματα δίχα διελύθη.<text:span text:style-name="T4"> αὐτὸς δ’ ἀνέστη τρέμων ἔτι.</text:span></text:p>
          </table:table-cell>
          <table:table-cell table:style-name="Table1.A1" office:value-type="string">
            <text:p text:style-name="P8">Neville's legs sprang apart and he got to his feet, trembling.</text:p>
          </table:table-cell>
        </table:table-row>
        <table:table-row table:style-name="TableLine2292226933744">
          <table:table-cell table:style-name="Table1.A1" office:value-type="string">
            <text:p text:style-name="P8">Τί γέγονεν; εἶπεν ἡ Ἑρμιόνη μεταξὺ παρακαθίζουσα αὐτὸν τῷ Ἁρείῳ καὶ τῴ Ῥοῶνι.</text:p>
          </table:table-cell>
          <table:table-cell table:style-name="Table1.A1" office:value-type="string">
            <text:p text:style-name="P8">"What happened?" Hermione asked him, leading him over to sit with Harry and Ron.</text:p>
          </table:table-cell>
        </table:table-row>
        <table:table-row table:style-name="TableLine2292226933744">
          <table:table-cell table:style-name="Table1.A1" office:value-type="string">
            <text:p text:style-name="P8">ὁ δέ τρομερώς Μάλθακος, ἔφη.</text:p>
          </table:table-cell>
          <table:table-cell table:style-name="Table1.A1" office:value-type="string">
            <text:p text:style-name="P8">"Malfoy," said Neville shakily.</text:p>
          </table:table-cell>
        </table:table-row>
        <table:table-row table:style-name="TableLine2292226933744">
          <table:table-cell table:style-name="Table1.A1" office:value-type="string">
            <text:p text:style-name="P8">ἐνέτυχον γὰρ αὐτῷ πρὸς τῇ βιβλιοθήκῃ.</text:p>
          </table:table-cell>
          <table:table-cell table:style-name="Table1.A1" office:value-type="string">
            <text:p text:style-name="P8">"I met him outside the library. </text:p>
          </table:table-cell>
        </table:table-row>
        <table:table-row table:style-name="TableLine2292226933744">
          <table:table-cell table:style-name="Table1.A1" office:value-type="string">
            <text:p text:style-name="P8">ὁ δ’ <text:span text:style-name="T4">ἔ</text:span>φασκεν ἐρευνᾶν τινα μέλλων προμελετήσειν ἃ δεῖ ποιεῖν.</text:p>
          </table:table-cell>
          <table:table-cell table:style-name="Table1.A1" office:value-type="string">
            <text:p text:style-name="P8">He said he'd been looking for someone to practice that on."</text:p>
          </table:table-cell>
        </table:table-row>
        <table:table-row table:style-name="TableLine2292226933744">
          <table:table-cell table:style-name="Table1.A1" office:value-type="string">
            <text:p text:style-name="P9">ἡ δέ Ἑρμιόνη πιθανῶς Ἄγε δή, ἔφη, πρὸς τὴν Μαγονωγαλέαν καταμήνυσον αὐτοῦ.</text:p>
          </table:table-cell>
          <table:table-cell table:style-name="Table1.A1" office:value-type="string">
            <text:p text:style-name="P9">"Go to Professor McGonagall!" Hermione urged Neville.<text:span text:style-name="T5"> "Report him!"</text:span></text:p>
          </table:table-cell>
        </table:table-row>
        <table:table-row table:style-name="TableLine2292226933744">
          <table:table-cell table:style-name="Table1.A1" office:value-type="string">
            <text:p text:style-name="P10">ὁ δέ Νεφελώδης ἀνανεύσας Οὐ γὰρ θέλω, ἔφη, πράγματ’ ἔχειν καί πλείω.</text:p>
          </table:table-cell>
          <table:table-cell table:style-name="Table1.A1" office:value-type="string">
            <text:p text:style-name="P10">Neville shook his head.<text:span text:style-name="T6"> </text:span>"I don't want more trouble," he mumbled.</text:p>
          </table:table-cell>
        </table:table-row>
        <table:table-row table:style-name="TableLine2292226933744">
          <table:table-cell table:style-name="Table1.A1" office:value-type="string">
            <text:p text:style-name="P10">Ἀλλ’ ὦ Νεφέλωδες, <text:span text:style-name="T4">ἔ</text:span>φη ὁ Ῥοών, δεῖ σέ ἀνθίστασθαι αὐτῷ.</text:p>
          </table:table-cell>
          <table:table-cell table:style-name="Table1.A1" office:value-type="string">
            <text:p text:style-name="P10">"You've got to stand up to him, Neville!" said Ron.</text:p>
          </table:table-cell>
        </table:table-row>
        <table:table-row table:style-name="TableLine2292226933744">
          <table:table-cell table:style-name="Table1.A1" office:value-type="string">
            <text:p text:style-name="P10">οὗτος μὲν γὰρ φιλεῖ καταπατεῖν τοὺς ἐπιτυχόντας, σὺ δ’ οὐκ ὀφείλεις προκείμενος παραδοῦναι σεαυτὸν λὰξ πατεῖσθαι.</text:p>
          </table:table-cell>
          <table:table-cell table:style-name="Table1.A1" office:value-type="string">
            <text:p text:style-name="P10">"He's used to walking all over people, but that's no reason to lie down in front of him and make it easier."</text:p>
          </table:table-cell>
        </table:table-row>
        <table:table-row table:style-name="TableLine2292226933744">
          <table:table-cell table:style-name="Table1.A1" office:value-type="string">
            <text:p text:style-name="P11">ὁ δ’ ἀκαρές δέων κλαῦσαι Ἀλλ’ οὐ δεῖ σὲ γοῦν εἰπεῖν ἐμοὶ ὡς ἀνδρείας ἐνδέης οὐκ ἐπάξιός ε<text:span text:style-name="T7">ἰ</text:span>μι τῶν Γρυφινδώρων.<text:span text:style-name="T7"> τοῦτο γὰρ ὁ Μάλθακος εἴρηκεν ἥδη.</text:span></text:p>
          </table:table-cell>
          <table:table-cell table:style-name="Table1.A1" office:value-type="string">
            <text:p text:style-name="P11">"There's no need to tell me I'm not brave enough to be in Gryffindor, Malfoy's already done that," Neville choked out.</text:p>
          </table:table-cell>
        </table:table-row>
        <table:table-row table:style-name="TableLine2292226933744">
          <table:table-cell table:style-name="Table1.A1" office:value-type="string">
            <text:p text:style-name="P11">ὁ δ’ <text:span text:style-name="T7">Ἅ</text:span>ρειος ἐν προκολπίῳ ζητήσας βάτραχον σοκολάτινον ἔδειξε, πανύστατον ὄντα ἀπὸ τοῦ κιβωτίου τοῦ Ἑρμιόνῃ πρὸς τὰ Χριστούγεννα δεδομένου.</text:p>
          </table:table-cell>
          <table:table-cell table:style-name="Table1.A1" office:value-type="string">
            <text:p text:style-name="P11">Harry felt in the pocket of his robes and pulled out a Chocolate Frog, the very last one from the box Hermione had given him for Christmas.</text:p>
          </table:table-cell>
        </table:table-row>
        <table:table-row table:style-name="TableLine2292226933744">
          <table:table-cell table:style-name="Table1.A1" office:value-type="string">
            <text:p text:style-name="P11">καὶ τοῦτον <text:span text:style-name="T7">ἔ</text:span>δωκε τῷ Νεφελώδει παρ’ ὀλίγον ἐλθόντι δακρύειν.</text:p>
          </table:table-cell>
          <table:table-cell table:style-name="Table1.A1" office:value-type="string">
            <text:p text:style-name="P11">He gave it to Neville, who looked as though he might cry.</text:p>
          </table:table-cell>
        </table:table-row>
        <table:table-row table:style-name="TableLine2292226933744">
          <table:table-cell table:style-name="Table1.A1" office:value-type="string">
            <text:p text:style-name="P11">Ἀλλὰ σύ γε, ἔφη, δύνασαι δώδεκα Μαλθάκους.</text:p>
          </table:table-cell>
          <table:table-cell table:style-name="Table1.A1" office:value-type="string">
            <text:p text:style-name="P11">"You're worth twelve of Malfoy," Harry said.</text:p>
          </table:table-cell>
        </table:table-row>
        <table:table-row table:style-name="TableLine2292226933744">
          <table:table-cell table:style-name="Table1.A1" office:value-type="string">
            <text:p text:style-name="P11">ἆρ’ οὐκ ὁ Πῖλος Νεμητὴς εἵλετο σὲ Γρυφίνδωρον;</text:p>
          </table:table-cell>
          <table:table-cell table:style-name="Table1.A1" office:value-type="string">
            <text:p text:style-name="P11">"The Sorting Hat chose you for Gryffindor, didn't it?<text:span text:style-name="T7">"</text:span></text:p>
          </table:table-cell>
        </table:table-row>
        <table:table-row table:style-name="TableLine2292226933744">
          <table:table-cell table:style-name="Table1.A1" office:value-type="string">
            <text:p text:style-name="P11">καὶ ποῦ ’στιν ὁ Μάλθακος; ἐν τοῖς καταράτοις <text:soft-page-break/>Σλυθηρίνοις.</text:p>
          </table:table-cell>
          <table:table-cell table:style-name="Table1.A1" office:value-type="string">
            <text:p text:style-name="P11"><text:span text:style-name="T7">"</text:span>And where's Malfoy? In stinking Slytherin."</text:p>
          </table:table-cell>
        </table:table-row>
        <table:table-row table:style-name="TableLine2292226933744">
          <table:table-cell table:style-name="Table1.A1" office:value-type="string">
            <text:p text:style-name="P11">ὁ δ<text:span text:style-name="T7">ὲ</text:span> Νεφελώδης ἠρέμα γελῶν τὸν βάτραχον ἀνεκάλυψε.</text:p>
          </table:table-cell>
          <table:table-cell table:style-name="Table1.A1" office:value-type="string">
            <text:p text:style-name="P11">Neville's lips twitched in a weak smile as he unwrapped the frog.</text:p>
          </table:table-cell>
        </table:table-row>
        <table:table-row table:style-name="TableLine2292226933744">
          <table:table-cell table:style-name="Table1.A1" office:value-type="string">
            <text:p text:style-name="P11">Χάριν οἶδα, ἔφη, ὦ <text:span text:style-name="T7">Ἅ</text:span>ρειε, ἀλλ’ εἶμι κοῖτον ποιησόμενος.<text:span text:style-name="T7"> ἦ τοῦ δελτίου ἐπιθυμεῖς; οἶδα γὰρ σε’ σπουδάζοντα ξυλλέγειν αὐτά.</text:span></text:p>
          </table:table-cell>
          <table:table-cell table:style-name="Table1.A1" office:value-type="string">
            <text:p text:style-name="P11">"Thanks, Harry... I think I'll go to bed.... D'you want the card, you collect them, don't you?"</text:p>
          </table:table-cell>
        </table:table-row>
        <table:table-row table:style-name="TableLine2292226933744">
          <table:table-cell table:style-name="Table1.A1" office:value-type="string">
            <text:p text:style-name="P12">καὶ τοῦ Νεφελώδους ἀπιόντος ἐκεῖνος ἐξέταζε τὸ δελτίον· ἦν γὰρ ἐκείνων τῶν εἰκόνας παρεχόντων φαρμακέων τε καί φαρμακίδων εὐδοκιμῶν.</text:p>
          </table:table-cell>
          <table:table-cell table:style-name="Table1.A1" office:value-type="string">
            <text:p text:style-name="P11">As Neville walked away, Harry looked at the Famous Wizard card.</text:p>
          </table:table-cell>
        </table:table-row>
        <table:table-row table:style-name="TableLine2292226933744">
          <table:table-cell table:style-name="Table1.A1" office:value-type="string">
            <text:p text:style-name="P12">Διμπλόδωρός ἐστι μάλ’ αὖθις, ἔφη.<text:span text:style-name="T8"> τοῦτον γὰρ πρῶτον - <text:s/>ἀτενές μέν δεδορκὼς πρὸς τὸ νῶτον τοῦ δελτίου, κεχηνὼς δέ πρὸς τὸν Ῥοῶνα καὶ τῆν Ἑρμιόνην ἀποβλέψας</text:span></text:p>
          </table:table-cell>
          <table:table-cell table:style-name="Table1.A1" office:value-type="string">
            <text:p text:style-name="P12">"Dumbledore again," he said, "He was the first one I ever-"<text:span text:style-name="T8"> He gasped. He stared at the back of the card. Then he looked up at Ron and Hermione.</text:span></text:p>
          </table:table-cell>
        </table:table-row>
        <table:table-row table:style-name="TableLine2292226933744">
          <table:table-cell table:style-name="Table1.A1" office:value-type="string">
            <text:p text:style-name="P12">Η<text:span text:style-name="T8">ὕ</text:span>ρηκα, ἔφη.<text:span text:style-name="T8"> ηὕρηκα γὰρ τὸν Φλάμηλον.</text:span></text:p>
          </table:table-cell>
          <table:table-cell table:style-name="Table1.A1" office:value-type="string">
            <text:p text:style-name="P12">"I've found him!" he whispered. "I've found Flamel!</text:p>
          </table:table-cell>
        </table:table-row>
        <table:table-row table:style-name="TableLine2292226933744">
          <table:table-cell table:style-name="Table1.A1" office:value-type="string">
            <text:p text:style-name="P12">κα<text:span text:style-name="T8">ὶ</text:span> εἶπον πάλαι ὅτι πρὸ τοῦ ἀνέγνων τοῦνομά που, ἀναγνοὺς δὴ δεῦρο <text:span text:style-name="T8">ἰ</text:span>ὼν ἐπὶ τῆς ἁμαξοστοιχίας.</text:p>
            <text:p text:style-name="P12">ἀκούσατε δῆτα’ Πολλοὶ ἡγοῦνται τὸν Διμπλόδωρον μέγιστον εἶναι τῶν ἐφ’ ἡμῶν φαρμακέων, εὐδοκιμοῦντα δι’ ἄλλα τε καί ὅτι ἐνίκησέ τε τὸν μάγον Γρινδελούαλδον τὸν καταχθόνιον τῷ <text:span text:style-name="T8">ἔ</text:span>τει χιλιοστῴ ἐνακοσιοστῴ τετταρακοστῷ πέμπτῳ, καὶ ἐξηῦρέ τὰς δώδεκα χρείας τὰς τοῦ αἵματος δρακοντείου, καὶ δὴ καί περὶ τῆς χρυσοποιίας πόλλ’ ἔπραξε μετὰ τοῦ συνέργου Νικολάου Φλαμήλου.</text:p>
          </table:table-cell>
          <table:table-cell table:style-name="Table1.A1" office:value-type="string">
            <text:p text:style-name="P12">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text:p>
          </table:table-cell>
        </table:table-row>
        <table:table-row table:style-name="TableLine2292226933744">
          <table:table-cell table:style-name="Table1.A1" office:value-type="string">
            <text:p text:style-name="P12">ἡ δ’ Ἑρμιόνη ἀνεπήδησε λίαν ἐσπουδασμένως - ἐδόκει γὰρ τόσον ἀνηρεθισμένη ὅσον ἐν ᾧ τὰ τίμια <text:span text:style-name="T8">ἔ</text:span>λαβε τὰ πρῶτα πρὸς τὰ κατ’ οἶκον μαθήματα.</text:p>
          </table:table-cell>
          <table:table-cell table:style-name="Table1.A1" office:value-type="string">
            <text:p text:style-name="P12">Hermione jumped to her feet. She hadn't looked so excited since they'd gotten back the marks for their very first piece of homework.</text:p>
          </table:table-cell>
        </table:table-row>
        <table:table-row table:style-name="TableLine2292226933744">
          <table:table-cell table:style-name="Table1.A1" office:value-type="string">
            <text:p text:style-name="P12">Ἀλλὰ περιμένετε, ἔφη.<text:span text:style-name="T8"> </text:span>καὶ ἄνω ἔδραμεν ἐπὶ τὰ παρθενικὰ κοιμητήρια.</text:p>
          </table:table-cell>
          <table:table-cell table:style-name="Table1.A1" office:value-type="string">
            <text:p text:style-name="P12">"Stay there!" she said, and she sprinted up the stairs to the girls' dormitories.</text:p>
          </table:table-cell>
        </table:table-row>
        <table:table-row table:style-name="TableLine2292226933744">
          <table:table-cell table:style-name="Table1.A1" office:value-type="string">
            <text:p text:style-name="P12">ὁ δ’ <text:span text:style-name="T8">Ἅ</text:span>ρειος καὶ ὁ Ῥοών ἀποροῦντες δὴ σχεδὸν ἔβλεψαν εἰς ἀλλήλους καὶ τρέχουσα ἐπανῆλθεν, ἐν ἀγκάλαις ἔχουσα βίβλον τινὰ μεγάλην.</text:p>
          </table:table-cell>
          <table:table-cell table:style-name="Table1.A1" office:value-type="string">
            <text:p text:style-name="P12">Harry and Ron barely had time to exchange mystified looks before she was dashing back, an enormous old book in her arms.</text:p>
          </table:table-cell>
        </table:table-row>
        <table:table-row table:style-name="TableLine2292226933744">
          <table:table-cell table:style-name="Table1.A1" office:value-type="string">
            <text:p text:style-name="P12">καὶ προθυμουμένη μὲν ψιθυρίζουσα δ’ ἅμα ἵνα μὴ παρακούσῃ τις Ταύτην μὲν γάρ, ἔφη, ἀπὸ τῆς βιβλιοθήκης πρὸ πολλῶν ἡμερῶν ἐχρησάμην θέλουσα ἱλαρώτερον τι παρέχειν ἐμαυτῇ ἀναγιγνώσκειν σχολαζούσῃ, οὐδ’ ἐπῆλθέ μοι ἐν αὐτῇ ζητεῖν τὰ ὑπὲρ ἐκείνου.</text:p>
          </table:table-cell>
          <table:table-cell table:style-name="Table1.A1" office:value-type="string">
            <text:p text:style-name="P12">"I never thought to look in here!" she whispered excitedly. "I got this out of the library weeks ago for a bit of light reading."</text:p>
          </table:table-cell>
        </table:table-row>
        <table:table-row table:style-name="TableLine2292226933744">
          <table:table-cell table:style-name="Table1.A1" office:value-type="string">
            <text:p text:style-name="P13">καὶ τῷ Ῥοῶνι, δυσκρίτως ἔχοντι περὶ τῆς βίβλου εἴ τις καὶ σχολάζων ἅπτεται τῆς τοιαύτης σιγᾶν μηνύσασα, διότι ὅλη περὶ ζητήσεως ἐστί,<text:span text:style-name="T8"> μανικῶς ἀνήλιττε τὰς σελίδας ὑποτονθορύζουσα τέως πρὸς ἑαυτήν</text:span><text:span text:style-name="T9">.</text:span></text:p>
          </table:table-cell>
          <table:table-cell table:style-name="Table1.A1" office:value-type="string">
            <text:p text:style-name="P13">"Light?" said Ron, but Hermione told him to be quiet until she'd looked something up, and started flicking frantically through the pages, muttering to herself.<text:span text:style-name="T9"> </text:span></text:p>
          </table:table-cell>
        </table:table-row>
        <table:table-row table:style-name="TableLine2292226933744">
          <table:table-cell table:style-name="Table1.A1" office:value-type="string">
            <text:p text:style-name="P13"><text:span text:style-name="T8">καὶ τέλος τὸ ζητούμενον</text:span><text:span text:style-name="T9"> ἀνευροῦσα Σαφῶς γὰρ ἔγνωκα, ἔφη, σαφέστατα μὲν οὖν.</text:span></text:p>
          </table:table-cell>
          <table:table-cell table:style-name="Table1.A1" office:value-type="string">
            <text:p text:style-name="P13"><text:span text:style-name="T9">At last she found what she was looking for. "I knew it! I knew it!"</text:span></text:p>
          </table:table-cell>
        </table:table-row>
        <table:table-row table:style-name="TableLine2292226933744">
          <table:table-cell table:style-name="Table1.A1" office:value-type="string">
            <text:p text:style-name="P13">καὶ τὸν Ῥοῶνα σκυθρωπάζοντ’ <text:span text:style-name="T9">ἔ</text:span>τι ἐρόμενον δ’ ε<text:span text:style-name="T9">ἰ</text:span> θεμιτὸν εἴη νυνὶ φωνῆσαι περὶ οὐδενὸς ποιησαμένη<text:span text:style-name="T9">-</text:span></text:p>
          </table:table-cell>
          <table:table-cell table:style-name="Table1.A1" office:value-type="string">
            <text:p text:style-name="P13">"Are we allowed to speak yet?" said Ron grumpily. Hermione ignored him.</text:p>
          </table:table-cell>
        </table:table-row>
        <text:soft-page-break/>
        <table:table-row table:style-name="TableLine2292226933744">
          <table:table-cell table:style-name="Table1.A1" office:value-type="string">
            <text:p text:style-name="P13">Ὁ Νικολᾶος Φλάμηλος, ἔφη ψιθυρίζουσα <text:span text:style-name="T9">ἔ</text:span>τι καὶ τραγῳδοῦσά τι, μόνος ἐστὶ καθ’ ὅσον ἐγνώκαμεν δημιουργὸς τῆς τοῦ φιλοσόφου λίθου.</text:p>
          </table:table-cell>
          <table:table-cell table:style-name="Table1.A1" office:value-type="string">
            <text:p text:style-name="P13">"Nicolas Flamel," she whispered dramatically, "is the only known maker of the Sorcerer's Stone!"</text:p>
          </table:table-cell>
        </table:table-row>
        <table:table-row table:style-name="TableLine2292226933744">
          <table:table-cell table:style-name="Table1.A1" office:value-type="string">
            <text:p text:style-name="P13">οἱ δ’ ἀκουσάμενοι παρ’ ἐλπίδα οὐδὲν ἄρ’ ἀπεκρίναντο ὧν προσεδέχετο.</text:p>
          </table:table-cell>
          <table:table-cell table:style-name="Table1.A1" office:value-type="string">
            <text:p text:style-name="P13">This didn't have quite the effect she'd expected.</text:p>
          </table:table-cell>
        </table:table-row>
        <table:table-row table:style-name="TableLine2292226933744">
          <table:table-cell table:style-name="Table1.A1" office:value-type="string">
            <text:p text:style-name="P13">Τῆς ποίας; ἔφασαν.</text:p>
          </table:table-cell>
          <table:table-cell table:style-name="Table1.A1" office:value-type="string">
            <text:p text:style-name="P13">"The what?" said Harry and Ron.</text:p>
          </table:table-cell>
        </table:table-row>
        <table:table-row table:style-name="TableLine2292226933744">
          <table:table-cell table:style-name="Table1.A1" office:value-type="string">
            <text:p text:style-name="P13">Ἀλλὰ νὴ τὼ θεώ, ο<text:span text:style-name="T9">ὐ</text:span> γὰρ <text:span text:style-name="T9">ἔ</text:span>χετε ἀναγιγνώσκειν; ἰδού.<text:span text:style-name="T9"> ἀνάγνωτε δῆτα ταυτί.</text:span></text:p>
          </table:table-cell>
          <table:table-cell table:style-name="Table1.A1" office:value-type="string">
            <text:p text:style-name="P13">"Oh, honestly, don't you two read? Look -- read that, there."</text:p>
          </table:table-cell>
        </table:table-row>
        <table:table-row table:style-name="TableLine2292226933744">
          <table:table-cell table:style-name="Table1.A1" office:value-type="string">
            <text:p text:style-name="P13">οἱ δέ τὴν βίβλον ἐπ’ αὐτοὺς ὠσθεῖσαν λαβόντες ἀνέγνωσαν τάδε<text:span text:style-name="T9">· οἱ μελετῶντες τὴν παλαίαν τέχνην τὴν χρυσοποιίαν καλουμένην σπουδάζουσι ποιεῖσθαι τὴν τοῦ φιλοσόφου λίθον τὴν μεμυθολογευμένην.</text:span></text:p>
          </table:table-cell>
          <table:table-cell table:style-name="Table1.A1" office:value-type="string">
            <text:p text:style-name="P13">She pushed the book toward them, and Harry and Ron read: The ancient study of alchemy is concerned with making the Sorcerer's Stone, a legendary substance with astonishing powers.</text:p>
          </table:table-cell>
        </table:table-row>
        <table:table-row table:style-name="TableLine2292226933744">
          <table:table-cell table:style-name="Table1.A1" office:value-type="string">
            <text:p text:style-name="P13">αὕτη γὰρ δυνάμεις ε”χει μεγάλας καὶ θαυμαστάς, ἱκανὴ οὖσα τοῦτο μὲν εἷς ἄπεφθον χρυσὸν μεταβάλλειν τὰ ἐπιτυχόντα τῶν μεταλλείων τοῦτο δὲ τίκτειν τὸ τῆς ζωῆς φάρμακον ὅπερ καὶ ἀθάνατον ποιήσει τὸν πεπωκότα.</text:p>
          </table:table-cell>
          <table:table-cell table:style-name="Table1.A1" office:value-type="string">
            <text:p text:style-name="P13">The stone will transform any metal into pure gold. It also produces the Elixir of Life, which will make the drinker immortal.</text:p>
          </table:table-cell>
        </table:table-row>
        <table:table-row table:style-name="TableLine2292226933744">
          <table:table-cell table:style-name="Table1.A1" office:value-type="string">
            <text:p text:style-name="P13">καί διὰ μὲν τὸν α<text:span text:style-name="T9">ἰ</text:span>ῶνα πάντα ἡ λίθος πολλὰ τεθρύληται’ ἐφ ’ ἡμῶν δέ τῶν λίθων τὴν μόνην ὑπάρχουσαν κέκτηται Νικολᾶος Φλάμηλος εὐδοκιμῶν τῆς τε χρυσοποιίας ἕνεκα καί ὡς πάνυ φιλόμουσος ὤν.</text:p>
          </table:table-cell>
          <table:table-cell table:style-name="Table1.A1" office:value-type="string">
            <text:p text:style-name="P13">There have been many reports of the Sorcerer's Stone over the centuries, but the only Stone currently in existence belongs to Mr. Nicolas Flamel, the noted alchemist and opera lover. </text:p>
          </table:table-cell>
        </table:table-row>
        <table:table-row table:style-name="TableLine2292226933744">
          <table:table-cell table:style-name="Table1.A1" office:value-type="string">
            <text:p text:style-name="P13">ὁ δέ Φλάμηλος πέρυσιν <text:span text:style-name="T9">ἔ</text:span>τη γεγονὼς ἑξακόσια ἑξήκοντα πέντε οἰκεῖ ἀτάρακτος παρὰ τοῖς Ἐπιζεφυρίοις μετὰ τῆς γυναικὸς Περενέλλης, <text:span text:style-name="T9">ἔ</text:span>τη ἐχούσης ἑξακόσια πεντήκοντα ὀκτώ.</text:p>
          </table:table-cell>
          <table:table-cell table:style-name="Table1.A1" office:value-type="string">
            <text:p text:style-name="P13">Mr. Flamel, who celebrated his six hundred and sixty-fifth birthday last year, enjoys a quiet life in Devon with his wife, Perenelle (six hundred and fifty-eight).</text:p>
          </table:table-cell>
        </table:table-row>
        <table:table-row table:style-name="TableLine2292226933744">
          <table:table-cell table:style-name="Table1.A1" office:value-type="string">
            <text:p text:style-name="P13">τῷ δ’ Ἁρείῳ καὶ τῷ Ῥοῶνι τοῦργον ἀνύσασιν ἡ Ἑρμιόνη Ἐγνώκατε; ἔφη.</text:p>
          </table:table-cell>
          <table:table-cell table:style-name="Table1.A1" office:value-type="string">
            <text:p text:style-name="P13">"See?" said Hermione, when Harry and Ron had finished.</text:p>
          </table:table-cell>
        </table:table-row>
        <table:table-row table:style-name="TableLine2292226933744">
          <table:table-cell table:style-name="Table1.A1" office:value-type="string">
            <text:p text:style-name="P13">ὁ γὰρ κύων ὡς εἰκὸς φυλάττει τὴν λίθον τὴν τοῦ Φλαμηλου.</text:p>
          </table:table-cell>
          <table:table-cell table:style-name="Table1.A1" office:value-type="string">
            <text:p text:style-name="P13">"The dog must be guarding Flamel's Sorcerer's Stone!</text:p>
          </table:table-cell>
        </table:table-row>
        <table:table-row table:style-name="TableLine2292226933744">
          <table:table-cell table:style-name="Table1.A1" office:value-type="string">
            <text:p text:style-name="P14">οὗτος δ’ ᾔτησε δηλαδὴ τὸν Διμπλόδωρον διασῶσαι αὐτὴν φίλον ὅντα διότι μέλλει τις κλέψειν.<text:span text:style-name="T10"> διὸ ἔδοξεν ἐκ τοῦ Γριγγώτου κομισθῆναι αὐτήν.</text:span></text:p>
            <text:p text:style-name="P14">Λίθον τοίνυν λέγεις, <text:span text:style-name="T10">ἔ</text:span>φη ὁ <text:span text:style-name="T10">Ἅ</text:span>ρειος, ἥτις χρυσόν τε ποιεῖ καὶ κωλύει σε ἀποθανεῖν.</text:p>
          </table:table-cell>
          <table:table-cell table:style-name="Table1.A1" office:value-type="string">
            <text:p text:style-name="P13">I bet he asked Dumbledore to keep it safe for him, because they're friends and he knew someone was after it, that's why he wanted the Stone moved out of Gringotts!"</text:p>
          </table:table-cell>
        </table:table-row>
        <table:table-row table:style-name="TableLine2292226933744">
          <table:table-cell table:style-name="Table1.A1" office:value-type="string">
            <text:p text:style-name="P15">ὥστ’ οὐδὲν θαῦμα ε<text:span text:style-name="T11">ἰ</text:span> ὁ Σίναπυς ἐπιθυμεῖ αὐτῆς.</text:p>
            <text:p text:style-name="P15">ἀλλὰ γὰρ πᾶς τις ἐπιθυμοίη ἄν.</text:p>
          </table:table-cell>
          <table:table-cell table:style-name="Table1.A1" office:value-type="string">
            <text:p text:style-name="P14">"A stone that makes gold and stops you from ever dying!" said Harry. "No wonder Snape's after it! Anyone would want it."</text:p>
          </table:table-cell>
        </table:table-row>
        <table:table-row table:style-name="TableLine2292226933744">
          <table:table-cell table:style-name="Table1.A1" office:value-type="string">
            <text:p text:style-name="P15">Θαῦμα δ’ ο<text:span text:style-name="T11">ὐ</text:span>κ ἔστιν εἶ Φλάμηλον οὐκ ηὑρήκαμεν ἐν ἐκείνῃ τῇ σκέψει τῇ τῆς περὶ τὰ μαγικὰ καινοτομίας.</text:p>
          </table:table-cell>
          <table:table-cell table:style-name="Table1.A1" office:value-type="string">
            <text:p text:style-name="P15">"And no wonder we couldn't find Flamel in that Study of Recent Developments in Wizardry," said Ron.</text:p>
          </table:table-cell>
        </table:table-row>
        <table:table-row table:style-name="TableLine2292226933744">
          <table:table-cell table:style-name="Table1.A1" office:value-type="string">
            <text:p text:style-name="P15">ο<text:span text:style-name="T11">ὐ</text:span> γὰρ δήπου ἄρτι ἐκαινοτόμει οὐδέν <text:span text:style-name="T11">ἔ</text:span>τη γεγονὼς ἤδη ἑξακόσια ἑξήκοντα πέντε.</text:p>
          </table:table-cell>
          <table:table-cell table:style-name="Table1.A1" office:value-type="string">
            <text:p text:style-name="P15">"He's not exactly recent if he's six hundred and sixty-five, is he?"</text:p>
          </table:table-cell>
        </table:table-row>
        <table:table-row table:style-name="TableLine2292226933744">
          <table:table-cell table:style-name="Table1.A1" office:value-type="string">
            <text:p text:style-name="P15">τῆς δ’ ἐπιούσης ἡμέρας ὁ <text:span text:style-name="T11">Ἅ</text:span>ρειος καῖ <text:span text:style-name="T11">ὁ</text:span> Ῥοὼν μεταξὺ ἐκγραφόμενοι πολλὰ καὶ ποικίλα περὶ τῆς τῶν ὑπὸ λυκανθρώπου δηχθέντων θεραπείας - ἐν σχολῇ γὰρ ἐτύγχανον διατρίβοντες περὶ τῆς τέχνης φυλακικῆς τῆς πρὸς τὰ σκοτεινὰ δόγματα - <text:soft-page-break/>ἐβουλεύοντο ἔτι ὑπὲρ τῆς τοῦ φιλοσόφου λίθου τί δὴ δράσουσιν ἔχοντες.</text:p>
          </table:table-cell>
          <table:table-cell table:style-name="Table1.A1" office:value-type="string">
            <text:p text:style-name="P15">The next morning in Defense Against the Dark Arts, while copying down different ways of treating werewolf bites, Harry and Ron were still discussing what they'd do with a Sorcerer's Stone if they had one.</text:p>
          </table:table-cell>
        </table:table-row>
        <table:table-row table:style-name="TableLine2292226933744">
          <table:table-cell table:style-name="Table1.A1" office:value-type="string">
            <text:p text:style-name="P15">τοῦ δ<text:span text:style-name="T11">ὲ</text:span> Ῥοῶνος φράζοντος ὡς <text:span text:style-name="T11">ἰ</text:span>δίαν ὠνήσεται αὐτὸς καθ’ ἑαυτὸν ἀγέλην <text:span text:style-name="T11">ἰ</text:span>καροσφαιρικήν, ὁ Ἄρειος ἄφνω ἐμέμνητο τοῦ τε Σινάπεως καὶ τοῦ μέλλοντος ἀγῶνος.</text:p>
          </table:table-cell>
          <table:table-cell table:style-name="Table1.A1" office:value-type="string">
            <text:p text:style-name="P15">It wasn't until Ron said he'd buy his own Quidditch team that Harry remembered about Snape and the coming match.</text:p>
          </table:table-cell>
        </table:table-row>
        <table:table-row table:style-name="TableLine2292226933744">
          <table:table-cell table:style-name="Table1.A1" office:value-type="string">
            <text:p text:style-name="P15">Ἀλλὰ μέλλω σφαιριεῖν ἄρα, εἶπε τῷ Ῥοῶνι καὶ τῇ Ἑρμιόνῃ.<text:span text:style-name="T11"> εἰ δέ μή, οἱ Σλυθήρινοι ἅπαντες ἡγήσονταί με περιφοβώτερον εἶναι ἢ ὥσθ’ ὑπομένειν τὸν Σίναπυν.</text:span></text:p>
          </table:table-cell>
          <table:table-cell table:style-name="Table1.A1" office:value-type="string">
            <text:p text:style-name="P15">"I'm going to play," he told Ron and Hermione. "If I don't, all the Slytherins will think I'm just too scared to face Snape.</text:p>
          </table:table-cell>
        </table:table-row>
        <table:table-row table:style-name="TableLine2292226933744">
          <table:table-cell table:style-name="Table1.A1" office:value-type="string">
            <text:p text:style-name="P15">βεβασανισμένων μὲν γὰρ αὐτῶν ἐν τῷ ἀγῶνι, νικησάντων δ’ ἡμῶν παύσω τῶν γελασμάτων <text:span text:style-name="T11">ἀ</text:span>πομόρξας τὴν ὕβριν.</text:p>
          </table:table-cell>
          <table:table-cell table:style-name="Table1.A1" office:value-type="string">
            <text:p text:style-name="P15">I'll show them... it'll really wipe the smiles off their faces if we win."</text:p>
          </table:table-cell>
        </table:table-row>
        <table:table-row table:style-name="TableLine2292226933744">
          <table:table-cell table:style-name="Table1.A1" office:value-type="string">
            <text:p text:style-name="P16">Ἐφ’ ᾧτε μὴ ἀπομόρξαι σέ ἀπὸ τοῦ σταδίου, εἶπεν ἡ Ἑρμιόνη.</text:p>
          </table:table-cell>
          <table:table-cell table:style-name="Table1.A1" office:value-type="string">
            <text:p text:style-name="P15">"Just as long as we're not wiping you off the field," said Hermione.</text:p>
          </table:table-cell>
        </table:table-row>
        <table:table-row table:style-name="TableLine2292226933744">
          <table:table-cell table:style-name="Table1.A1" office:value-type="string">
            <text:p text:style-name="P16">προϊούσης δέ τῆς τοῦ ἀγῶνος ἡμέρας ὁ Ἄρειος λόγοις μὲν ἐπεκρύπτετο τὴν ἑαυτοῦ ἀπορίαν πρὸς τὸν Ῥοῶνα καί τὴν Ἑρμιόνην, ἔργῳ δέ ὡς ἀληθῶς πλείον’ ἐπὶ πλείοσι καθ’ ἡμέραν ἐφοβεῖτο.</text:p>
          </table:table-cell>
          <table:table-cell table:style-name="Table1.A1" office:value-type="string">
            <text:p text:style-name="P16">As the match drew nearer, however, Harry became more and more nervous, whatever he told Ron and Hermione.</text:p>
          </table:table-cell>
        </table:table-row>
        <table:table-row table:style-name="TableLine2292226933744">
          <table:table-cell table:style-name="Table1.A1" office:value-type="string">
            <text:p text:style-name="P16">ο<text:span text:style-name="T12">ἱ</text:span> δ’ ἄλλοι σφαιρισταὶ ὡσαύτως ἐφοβήθησαν· λόγῳ μὲν γὰρ η<text:span text:style-name="T12">ὐ</text:span>τρεπισμένοι ἤσαν.</text:p>
            <text:p text:style-name="P16"/>
          </table:table-cell>
          <table:table-cell table:style-name="Table1.A1" office:value-type="string">
            <text:p text:style-name="P16">The rest of the team wasn't too calm, either.</text:p>
          </table:table-cell>
        </table:table-row>
        <table:table-row table:style-name="TableLine2292226933744">
          <table:table-cell table:style-name="Table1.A1" office:value-type="string">
            <text:p text:style-name="P16">ἐξὸν αὐτοῖς τέλος δὴ νικῆσαι το<text:span text:style-name="T12">ὺ</text:span>ς Σλυθηρίνους τοὺς ἑπτὰ <text:span text:style-name="T12">ἔ</text:span>τη ἀνικήτους γενομένους, <text:span text:style-name="T12">ἔ</text:span>ργῳ δ’ ἠπόρουν ο<text:span text:style-name="T12">ὐ</text:span>κ εἰδότες πότερον ῥαβδοῦχος τις κακόνους ἐπιτρέψει νίκην αὐτοῖς ἢ οὔκ.</text:p>
          </table:table-cell>
          <table:table-cell table:style-name="Table1.A1" office:value-type="string">
            <text:p text:style-name="P16">The idea of overtaking Slytherin in the house championship was wonderful, no one had done it for seven years, but would they be allowed to, with such a biased referee?</text:p>
          </table:table-cell>
        </table:table-row>
        <table:table-row table:style-name="TableLine2292226933744">
          <table:table-cell table:style-name="Table1.A1" office:value-type="string">
            <text:p text:style-name="P16">ὁ δ ’Ἄρειος συνῄδει ἑαυτῷ συνεχῶς ἐντυγχάνοντι τῷ Σινάπει ὅποι ἔλθοι, εἴ γε μὴ ταῦτ’ <text:span text:style-name="T12">ἔ</text:span>τυχεν ἀναπλάττων.</text:p>
          </table:table-cell>
          <table:table-cell table:style-name="Table1.A1" office:value-type="string">
            <text:p text:style-name="P16">Harry didn't know whether he was imagining it or not, but he seemed to keep running into Snape wherever he went.</text:p>
          </table:table-cell>
        </table:table-row>
        <table:table-row table:style-name="TableLine2292226933744">
          <table:table-cell table:style-name="Table1.A1" office:value-type="string">
            <text:p text:style-name="P16">καὶ ἐνίοτε ἐπῆλθεν αὐτῷ ὡς οὗτος τάχα διώκει αὐτὸν ἐλπίζων πῃ μόνον καθ’ ἑαυτὸν καταλήψεσθαι.</text:p>
          </table:table-cell>
          <table:table-cell table:style-name="Table1.A1" office:value-type="string">
            <text:p text:style-name="P16">At times, he even wondered whether Snape was following him, trying to catch him on his own.</text:p>
          </table:table-cell>
        </table:table-row>
        <table:table-row table:style-name="TableLine2292226933744">
          <table:table-cell table:style-name="Table1.A1" office:value-type="string">
            <text:p text:style-name="P16">ἐν δ’ ο<text:span text:style-name="T12">ὖ</text:span>ν ταῖς καθ’ ἑβδομάδα πόσεων σχολαῖς ὥσπερ ἐπὶ τὸν τράχον ἐβίβαζε τὸν <text:span text:style-name="T12">Ἅ</text:span>ρειον κακὰ ποιῶν.</text:p>
          </table:table-cell>
          <table:table-cell table:style-name="Table1.A1" office:value-type="string">
            <text:p text:style-name="P16">Potions lessons were turning into a sort of weekly torture, Snape was so horrible to Harry.</text:p>
          </table:table-cell>
        </table:table-row>
        <table:table-row table:style-name="TableLine2292226933744">
          <table:table-cell table:style-name="Table1.A1" office:value-type="string">
            <text:p text:style-name="P16">ἦ κα<text:span text:style-name="T12">ὶ</text:span> μεμάθηκεν ὅτι ἐξηυρήκασίτι περὶ τῆς τοῦ φιλοσόφου λίθου;</text:p>
          </table:table-cell>
          <table:table-cell table:style-name="Table1.A1" office:value-type="string">
            <text:p text:style-name="P16">Could Snape possibly know they'd found out about the Sorcerer's Stone?</text:p>
          </table:table-cell>
        </table:table-row>
        <table:table-row table:style-name="TableLine2292226933744">
          <table:table-cell table:style-name="Table1.A1" office:value-type="string">
            <text:p text:style-name="P16">καί ὁ<text:span text:style-name="T12"> Ἅ</text:span>ρειος ἔγνωκε μὲν τοῦτ’ ἀδύνατον ὅν, ἐφρόντιζε δ’ ἐνίοτε μὴ ὁ Σίναπυς ἀμέλει ε<text:span text:style-name="T12">ἰ</text:span>ς τὴν ψυχὴν <text:span text:style-name="T12">ἔ</text:span>χοι δέρκεσθαι.</text:p>
          </table:table-cell>
          <table:table-cell table:style-name="Table1.A1" office:value-type="string">
            <text:p text:style-name="P16">Harry didn't see how he could -- yet he sometimes had the horrible feeling that Snape could read minds.</text:p>
          </table:table-cell>
        </table:table-row>
        <table:table-row table:style-name="TableLine2292226933744">
          <table:table-cell table:style-name="Table1.A1" office:value-type="string">
            <text:p text:style-name="P16">τῇ δ’ ὑστεραίᾳ ἀμφὶ βουλυτὸν ὁ <text:span text:style-name="T12">Ἅ</text:span>ρειος ᾔδει τὸν Ῥοῶνα καὶ τὴν Ἑρμιόνην εὐχομένους μὲν αὐτῷ ἀγαθὴν τύχην δεδιότας δ’ ἅμα μὴ ο<text:span text:style-name="T12">ὐ</text:span> πάλιν ἴδοιεν ἔτ’ ἔμπνουν, οὕτω δ’ οὐκ ὠνήσαντας αὐτὸν οὐδέν.</text:p>
          </table:table-cell>
          <table:table-cell table:style-name="Table1.A1" office:value-type="string">
            <text:p text:style-name="P17">Harry knew, when they wished him good luck outside the locker rooms the next afternoon, that Ron and Hermione were wondering whether they'd ever see him alive again.<text:span text:style-name="T13"> This wasn't what you'd call comforting.</text:span></text:p>
          </table:table-cell>
        </table:table-row>
        <table:table-row table:style-name="TableLine2292226933744">
          <table:table-cell table:style-name="Table1.A1" office:value-type="string">
            <text:p text:style-name="P17">κα<text:span text:style-name="T13">ὶ</text:span> ἤ τι ἢ ο<text:span text:style-name="T13">ὐ</text:span>δὲν ἤκουε τοῦ Ὕλου<text:span text:style-name="T13"> <text:s/>παρακελευομένου μέχρι περιβαλλόμενος τὸ τριβώνιον ἰκαροσφαιρικὸν τὸν Ὑπερνεφελὸν Δισχιλιοστὸν ἀνελάμβανεν.</text:span></text:p>
          </table:table-cell>
          <table:table-cell table:style-name="Table1.A1" office:value-type="string">
            <text:p text:style-name="P17">Harry hardly heard a word of Wood's pep talk as he pulled on his Quidditch robes and picked up his Nimbus Two Thousand.</text:p>
          </table:table-cell>
        </table:table-row>
        <text:soft-page-break/>
        <table:table-row table:style-name="TableLine2292226933744">
          <table:table-cell table:style-name="Table1.A1" office:value-type="string">
            <text:p text:style-name="P17">ἐν δέ τούτῳ ὁ Ῥοών καί ἡ Ἑρμιόνη ἐν τοῖς βάθροις παρίσταντο πρὸς τῷ Νεφελώδει οὐ συνιέντι οὔτ’ ἀνθ’ ὧν οὕτω πεφροντικὸς <text:span text:style-name="T13">ἔ</text:span>βλεπον οὔτε διὰ τί τὰς ῥάβδους πρὸς τὸν ἀγῶνα ἐκόμισαν.</text:p>
          </table:table-cell>
          <table:table-cell table:style-name="Table1.A1" office:value-type="string">
            <text:p text:style-name="P17">Ron and Hermione, meanwhile, had found a place in the stands next to Neville, who couldn't understand why they looked so grim and worried, or why they had both brought their wands to the match.</text:p>
          </table:table-cell>
        </table:table-row>
        <table:table-row table:style-name="TableLine2292226933744">
          <table:table-cell table:style-name="Table1.A1" office:value-type="string">
            <text:p text:style-name="P17">τὸν γὰρ <text:span text:style-name="T13">Ἅ</text:span>ρειον ἔλαθον προμελετῶντες τὸ σκελοκόλλης φίλτρον.</text:p>
          </table:table-cell>
          <table:table-cell table:style-name="Table1.A1" office:value-type="string">
            <text:p text:style-name="P17">Little did Harry know that Ron and Hermione had been secretly practicing the Leg-Locker Curse.</text:p>
          </table:table-cell>
        </table:table-row>
        <table:table-row table:style-name="TableLine2292226933744">
          <table:table-cell table:style-name="Table1.A1" office:value-type="string">
            <text:p text:style-name="P17">τοῦτο δ’ ἐνενόησαν ἰδόντες τὸν Μάλθακον καταγοητεύσαντα τὸν Νεφελώδη, καῖ τὸν Σίναπυν ἔμελλον ὡσαύτως καταγοητεύσειν ἥν πῃ θέλῃ βλάψαι τὸν Ἄρειον.</text:p>
          </table:table-cell>
          <table:table-cell table:style-name="Table1.A1" office:value-type="string">
            <text:p text:style-name="P17">They'd gotten the idea from Malfoy using it on Neville, and were ready to use it on Snape if he showed any sign of wanting to hurt Harry.</text:p>
          </table:table-cell>
        </table:table-row>
        <table:table-row table:style-name="TableLine2292226933744">
          <table:table-cell table:style-name="Table1.A1" office:value-type="string">
            <text:p text:style-name="P17">καὶ τοῦ Ῥοῶνος τῆν ῥάβδον εἰς προκόλπιον ὤσαντος, ἐκείνη Λοιπόν, ἔφη, μέμνησο τόδε· Τηλεκίνησις Θανάτου.</text:p>
          </table:table-cell>
          <table:table-cell table:style-name="Table1.A1" office:value-type="string">
            <text:p text:style-name="P17">"Now, don't forget, it's Locomotor Mortis," Hermione muttered as Ron slipped his wand up his sleeve.</text:p>
          </table:table-cell>
        </table:table-row>
        <table:table-row table:style-name="TableLine2292226933744">
          <table:table-cell table:style-name="Table1.A1" office:value-type="string">
            <text:p text:style-name="P17">ὁ δ<text:span text:style-name="T13">ὲ Ἔ</text:span>γνων, <text:span text:style-name="T13">ἔ</text:span>φη ἀνιώμενος.<text:span text:style-name="T13"> ἀλλὰ μὴ φιλόψογος ἴσθι.</text:span></text:p>
          </table:table-cell>
          <table:table-cell table:style-name="Table1.A1" office:value-type="string">
            <text:p text:style-name="P17">"I know," Ron snapped. "Don't nag."</text:p>
          </table:table-cell>
        </table:table-row>
        <table:table-row table:style-name="TableLine2292226933744">
          <table:table-cell table:style-name="Table1.A1" office:value-type="string">
            <text:p text:style-name="P17">ἐν δέ τ<text:span text:style-name="T13">ῷ</text:span> ἀποδυτηρίῳ ὁ <text:span text:style-name="T13">Ὕ</text:span>λης τῷ Ἁρείῳ πρὸς οῦς <text:span text:style-name="T13">ἔ</text:span>λεγ<text:span text:style-name="T13">ε·</text:span> Μὴ ὅτι θέλοιμ’ ἄν, ἔφη, λιπαρεῖν, ὦ Ποτέρ, ἀλλὰ νῦν δὴ εἴ ποτε καῖ ἑτέρωθι δεῖ ὡς τάχιστα καταλαβεῖν τὸ φθαστέον.</text:p>
          </table:table-cell>
          <table:table-cell table:style-name="Table1.A1" office:value-type="string">
            <text:p text:style-name="P17">Back in the locker room, Wood had taken Harry aside.<text:span text:style-name="T13"> "Don't want to pressure you, Potter, but if we ever need an early capture of the Snitch it's now.</text:span></text:p>
          </table:table-cell>
        </table:table-row>
        <table:table-row table:style-name="TableLine2292226933744">
          <table:table-cell table:style-name="Table1.A1" office:value-type="string">
            <text:p text:style-name="P17">καὶ οὕτω τελέωσον τὸν ἀγῶνα πρὶν τὸν Σίναπυν λίαν ὠφελῆσαι το<text:span text:style-name="T13">ὺ</text:span>ς <text:span text:style-name="T13">Ὑ</text:span>φελπύφους.</text:p>
          </table:table-cell>
          <table:table-cell table:style-name="Table1.A1" office:value-type="string">
            <text:p text:style-name="P17">Finish the game before Snape can favor Hufflepuff too much."</text:p>
          </table:table-cell>
        </table:table-row>
        <table:table-row table:style-name="TableLine2292226933744">
          <table:table-cell table:style-name="Table1.A1" office:value-type="string">
            <text:p text:style-name="P17">ὁ δέ Φερέδικος διὰ τῆς θύρας προκύψας Καὶ μὴν ἅπαντες, ἔφη, πάρεισιν ἔξω κα<text:span text:style-name="T13">ὶ</text:span> τὸ καινότατον αὐτὸς ὁ Διμπλόδωρος.</text:p>
          </table:table-cell>
          <table:table-cell table:style-name="Table1.A1" office:value-type="string">
            <text:p text:style-name="P17">"The whole school's out there!" said Fred Weasley, peering out of the door.<text:span text:style-name="T13"> "Even -- blimey -- Dumbledore's come to watch!"</text:span></text:p>
          </table:table-cell>
        </table:table-row>
        <table:table-row table:style-name="TableLine2292226933744">
          <table:table-cell table:style-name="Table1.A1" office:value-type="string">
            <text:p text:style-name="P17">ὁ δ<text:span text:style-name="T13">' Ἅ</text:span>ρειος τρόμῳ συσχεθεὶς ἀχανὴς εἱστήκει.</text:p>
          </table:table-cell>
          <table:table-cell table:style-name="Table1.A1" office:value-type="string">
            <text:p text:style-name="P17">Harry's heart did a somersault.</text:p>
          </table:table-cell>
        </table:table-row>
        <table:table-row table:style-name="TableLine2292226933744">
          <table:table-cell table:style-name="Table1.A1" office:value-type="string">
            <text:p text:style-name="P17"><text:span text:style-name="T13">Ἦ</text:span> καί Διμπλόδωρον <text:span text:style-name="T13">ἔ</text:span>λεγες<text:span text:style-name="T13">;</text:span> εἶπεν ἐκθορὼν ἤδη πρὸς τὴν θύραν ὡς βεβαιότερον γνωσόμενος.</text:p>
          </table:table-cell>
          <table:table-cell table:style-name="Table1.A1" office:value-type="string">
            <text:p text:style-name="P17">"Dumbledore?" he said, dashing to the door to make sure.</text:p>
          </table:table-cell>
        </table:table-row>
        <table:table-row table:style-name="TableLine2292226933744">
          <table:table-cell table:style-name="Table1.A1" office:value-type="string">
            <text:p text:style-name="P18">ἀλλ’ ἐκεῖνος ὀρθῶς γ’ ἔλεγε· τὸ γὰρ γένειον ἐκεῖνο ἀργυροῦν καῖ σεμνὸν τίς οὐκ ἐγνώρισεν <text:span text:style-name="T14">ἄ</text:span>ν;</text:p>
          </table:table-cell>
          <table:table-cell table:style-name="Table1.A1" office:value-type="string">
            <text:p text:style-name="P18">Fred was right.<text:span text:style-name="T14"> There was no mistaking that silver beard.</text:span></text:p>
          </table:table-cell>
        </table:table-row>
        <table:table-row table:style-name="TableLine2292226933744">
          <table:table-cell table:style-name="Table1.A1" office:value-type="string">
            <text:p text:style-name="P18">κα<text:span text:style-name="T14">ὶ</text:span> οὕτω κεκουφισμένος τῶν κακῶν μικροῦ ἐδέησεν ἐκ τοῦ φανεροῦ γελᾶν.<text:span text:style-name="T14"> ἐν ἀσφαλεῖ γὰρ γενέσθαι· ἀδύνατον γὰρ εἶναι τῷ Σινάπει βλάψαι αὐτὸν θεωμένου τοῦ Διμπλοδώρου.</text:span></text:p>
          </table:table-cell>
          <table:table-cell table:style-name="Table1.A1" office:value-type="string">
            <text:p text:style-name="P18">Harry could have laughed out loud with relief He was safe.<text:span text:style-name="T14"> There was simply no way that Snape would dare to try to hurt him if Dumbledore was watching.</text:span></text:p>
          </table:table-cell>
        </table:table-row>
        <table:table-row table:style-name="TableLine2292226933744">
          <table:table-cell table:style-name="Table1.A1" office:value-type="string">
            <text:p text:style-name="P18">κα<text:span text:style-name="T14">ὶ</text:span> δὴ πορευομένων εἷς τὸ στάδιον τῶν σφαιριστῶν ἐσκοπεῖτο πρὸς ἑαυτὸν εἷ τούτου γ’ ἕνεκα ἐδόκει ὁ Σίναπυς χόλῳ ο<text:span text:style-name="T14">ἰ</text:span>δούμενος πλέον τοῦ συνήθους.<text:span text:style-name="T14"> καί ὁ Ῥοὼν ταὐτὰ ἐνενόει.</text:span></text:p>
          </table:table-cell>
          <table:table-cell table:style-name="Table1.A1" office:value-type="string">
            <text:p text:style-name="P18">Perhaps that was why Snape was looking so angry as the teams marched onto the field, something that Ron noticed, too.</text:p>
          </table:table-cell>
        </table:table-row>
        <table:table-row table:style-name="TableLine2292226933744">
          <table:table-cell table:style-name="Table1.A1" office:value-type="string">
            <text:p text:style-name="P18">τῇ γὰρ Ἑρμιόνῃ Οὐπώποτ’ ἔγωγε, ἔφη, τὸν Σίναπυν εἶδον οὕτω πικρὸν βλέποντα.</text:p>
          </table:table-cell>
          <table:table-cell table:style-name="Table1.A1" office:value-type="string">
            <text:p text:style-name="P18">"I've never seen Snape look so mean," he told Hermione.</text:p>
          </table:table-cell>
        </table:table-row>
        <table:table-row table:style-name="TableLine2292226933744">
          <table:table-cell table:style-name="Table1.A1" office:value-type="string">
            <text:p text:style-name="P18">θεώρησόν νυν - ἀλλὰ σφαιρίζονται.</text:p>
            <text:p text:style-name="P18">οἴμοι.</text:p>
          </table:table-cell>
          <table:table-cell table:style-name="Table1.A1" office:value-type="string">
            <text:p text:style-name="P18">"Look -they're off Ouch!"</text:p>
          </table:table-cell>
        </table:table-row>
        <table:table-row table:style-name="TableLine2292226933744">
          <table:table-cell table:style-name="Table1.A1" office:value-type="string">
            <text:p text:style-name="P18">ἐσκάλευσε γάρ τις αὐτὸν ἐκ τοῦ ὄπισθεν τὴν αὐχένα.</text:p>
          </table:table-cell>
          <table:table-cell table:style-name="Table1.A1" office:value-type="string">
            <text:p text:style-name="P18">Someone had poked Ron in the back of the head.</text:p>
          </table:table-cell>
        </table:table-row>
        <table:table-row table:style-name="TableLine2292226933744">
          <table:table-cell table:style-name="Table1.A1" office:value-type="string">
            <text:p text:style-name="P18">Μάλθακος ἦν.</text:p>
          </table:table-cell>
          <table:table-cell table:style-name="Table1.A1" office:value-type="string">
            <text:p text:style-name="P18">It was Malfoy.</text:p>
          </table:table-cell>
        </table:table-row>
        <table:table-row table:style-name="TableLine2292226933744">
          <table:table-cell table:style-name="Table1.A1" office:value-type="string">
            <text:p text:style-name="P18">Ξύγγνωθί μοι, ἔφη, ὦ Ε<text:span text:style-name="T14">ὐ</text:span>ισήλιε.<text:span text:style-name="T14"> οὐ γὰρ ἔγνων σε παρόντα.</text:span></text:p>
          </table:table-cell>
          <table:table-cell table:style-name="Table1.A1" office:value-type="string">
            <text:p text:style-name="P18">"Oh, sorry, Weasley, didn't see you there."</text:p>
          </table:table-cell>
        </table:table-row>
        <table:table-row table:style-name="TableLine2292226933744">
          <table:table-cell table:style-name="Table1.A1" office:value-type="string">
            <text:p text:style-name="P18">κα<text:span text:style-name="T14">ὶ</text:span> ἐγέλα βλέπων πρὸς τὸν Κάρκινον κα<text:span text:style-name="T14">ὶ</text:span> τὸν Κέρκοπα.</text:p>
          </table:table-cell>
          <table:table-cell table:style-name="Table1.A1" office:value-type="string">
            <text:p text:style-name="P18">Malfoy grinned broadly at Crabbe and Goyle.</text:p>
          </table:table-cell>
        </table:table-row>
        <text:soft-page-break/>
        <table:table-row table:style-name="TableLine2292226933744">
          <table:table-cell table:style-name="Table1.A1" office:value-type="string">
            <text:p text:style-name="P18">Πόσον χρόνον ὁ Ποτῆρ τήμερον δὴ περικαθίσει;</text:p>
          </table:table-cell>
          <table:table-cell table:style-name="Table1.A1" office:value-type="string">
            <text:p text:style-name="P18">"Wonder how long Potter's going to stay on his broom this time?</text:p>
          </table:table-cell>
        </table:table-row>
        <table:table-row table:style-name="TableLine2292226933744">
          <table:table-cell table:style-name="Table1.A1" office:value-type="string">
            <text:p text:style-name="P18">τίς ἐθέλει περιδόσθαι;</text:p>
          </table:table-cell>
          <table:table-cell table:style-name="Table1.A1" office:value-type="string">
            <text:p text:style-name="P18">Anyone want a bet?</text:p>
          </table:table-cell>
        </table:table-row>
        <table:table-row table:style-name="TableLine2292226933744">
          <table:table-cell table:style-name="Table1.A1" office:value-type="string">
            <text:p text:style-name="P18">ἦ σύ, ὦ Εὐισήλιε;</text:p>
          </table:table-cell>
          <table:table-cell table:style-name="Table1.A1" office:value-type="string">
            <text:p text:style-name="P18">What about you, Weasley?"</text:p>
          </table:table-cell>
        </table:table-row>
        <table:table-row table:style-name="TableLine2292226933744">
          <table:table-cell table:style-name="Table1.A1" office:value-type="string">
            <text:p text:style-name="P18">ὁ δ’ οὐδὲν ἀπεκρίνατο.</text:p>
          </table:table-cell>
          <table:table-cell table:style-name="Table1.A1" office:value-type="string">
            <text:p text:style-name="P18">Ron didn't answer;</text:p>
          </table:table-cell>
        </table:table-row>
        <table:table-row table:style-name="TableLine2292226933744">
          <table:table-cell table:style-name="Table1.A1" office:value-type="string">
            <text:p text:style-name="P18">ὁ γὰρ Σίναπυς τοῦ Γεωργοῦ ῥοπαλοσφαίριον ἐπ’ αὐτὸν βαλόντος <text:span text:style-name="T14">ἔ</text:span>φεσιν ἄρτι ε”δωκεν ἄφθονον τοῖς Ὑφελπύφοις.</text:p>
          </table:table-cell>
          <table:table-cell table:style-name="Table1.A1" office:value-type="string">
            <text:p text:style-name="P18">Snape had just awarded Hufflepuff a penalty because George Weasley had hit a Bludger at him.</text:p>
          </table:table-cell>
        </table:table-row>
        <table:table-row table:style-name="TableLine2292226933744">
          <table:table-cell table:style-name="Table1.A1" office:value-type="string">
            <text:p text:style-name="P18">ἡ δ’ Ἑρμιόνη συνεχῶς ἠτένιζε πρὸς τὸν Ἄρειον, <text:span text:style-name="T14">ὃ</text:span>ς μακρότερον τέως ἐποιεῖτο τῆς πτήσεως κύκλον ὑπὲρ τῶν σφαιριζομένων τρόπον αἰγυπιοῦ, τὸ φθαστέον ἐπιτηρῶν.</text:p>
          </table:table-cell>
          <table:table-cell table:style-name="Table1.A1" office:value-type="string">
            <text:p text:style-name="P18">Hermione, who had all her fingers crossed in her lap, was squinting fixedly at Harry, who was circling the game like a hawk, looking for the Snitch.</text:p>
          </table:table-cell>
        </table:table-row>
        <table:table-row table:style-name="TableLine2292226933744">
          <table:table-cell table:style-name="Table1.A1" office:value-type="string">
            <text:p text:style-name="P18">καὶ δι’ ὀλίγου, δόντος διὰ κενῆς <text:span text:style-name="T14">ἔ</text:span>φεσιν ἑτέραν ἄλογον δὴ τοῦ Σινάπεως τοῖς Ὑφελπύφοις, ὁ Μάλθακος τραχείᾳ τῇ φωνῇ Τί οὖν, ἔφη, βουλεύουσιν ἐτεὸν αἱρούμενοι τοὺς τῶν Γρυφινδώρων ἀγελαίους<text:span text:style-name="T14">;</text:span></text:p>
          </table:table-cell>
          <table:table-cell table:style-name="Table1.A1" office:value-type="string">
            <text:p text:style-name="P19">"You know how I think they choose people for the Gryffindor team?"<text:span text:style-name="T15"> said Malfoy loudly a few minutes later, as Snape awarded Hufflepuff another penalty for no reason at all.</text:span></text:p>
          </table:table-cell>
        </table:table-row>
        <table:table-row table:style-name="TableLine2292226933744">
          <table:table-cell table:style-name="Table1.A1" office:value-type="string">
            <text:p text:style-name="P19">τοὺς γὰρ πονηροὺς φιλοῦσιν αἱρεῖσθαι οἰκτίροντες, αὐτίκα γέ τοι τὸν Ποτῆρα πατέρας οὐκ ἔχοντα ἢ τοῦς Εὖισηλίους χρήματ’ οὐκ ἔχοντας.<text:span text:style-name="T15"> καὶ σύ, ὦ Μακρόπυγε, ὤφελες εἶναι τῆς ἀγέλης ὡς νοῦν οὐκ ἔχων.</text:span></text:p>
          </table:table-cell>
          <table:table-cell table:style-name="Table1.A1" office:value-type="string">
            <text:p text:style-name="P19">"It's people they feel sorry for. See, there's Potter, who's got no parents, then there's the Weasleys, who've got no money -- you should be on the team, Longbottom, you've got no brains."</text:p>
          </table:table-cell>
        </table:table-row>
        <table:table-row table:style-name="TableLine2292226933744">
          <table:table-cell table:style-name="Table1.A1" office:value-type="string">
            <text:p text:style-name="P19">ὁ δ’ ἠρυθρίασε μὲν πολ<text:span text:style-name="T15">ὺ</text:span> ἀνέστρεψε δ’ ἐναντίον τοῦ Μαλθάκου.</text:p>
          </table:table-cell>
          <table:table-cell table:style-name="Table1.A1" office:value-type="string">
            <text:p text:style-name="P19">Neville went bright red but turned in his seat to face Malfoy.</text:p>
          </table:table-cell>
        </table:table-row>
        <table:table-row table:style-name="TableLine2292226933744">
          <table:table-cell table:style-name="Table1.A1" office:value-type="string">
            <text:p text:style-name="P19">Δύναμαι δὲ δώδεκα Μαλθάκους, <text:span text:style-name="T15">ἔ</text:span>φη βαττολογῶν.</text:p>
          </table:table-cell>
          <table:table-cell table:style-name="Table1.A1" office:value-type="string">
            <text:p text:style-name="P19">"I'm worth twelve of you, Malfoy," he stammered.</text:p>
          </table:table-cell>
        </table:table-row>
        <table:table-row table:style-name="TableLine2292226933744">
          <table:table-cell table:style-name="Table1.A1" office:value-type="string">
            <text:p text:style-name="P19">ὁ μὲν οὖν Μάλθακος συνάμα τῷ Καρκίνῳ καί τῴ Κέρκοπι ἀνεκάγχασε πολύ, ὁ δέ Ῥοών ἀτενίζων ε”τι πρὸς τοὺς σφαιριζομένους Διδάσκεις γὰρ αὐτόν, ἔφη, ὦ Νεφέλωδες.</text:p>
          </table:table-cell>
          <table:table-cell table:style-name="Table1.A1" office:value-type="string">
            <text:p text:style-name="P19">Malfoy, Crabbe, and Goyle howled with laughter, but Ron, still not daring to take his eyes from the game, said, "You tell him, Neville."</text:p>
          </table:table-cell>
        </table:table-row>
        <table:table-row table:style-name="TableLine2292226933744">
          <table:table-cell table:style-name="Table1.A1" office:value-type="string">
            <text:p text:style-name="P19"><text:span text:style-name="T15">Ὦ</text:span> Μακρόπυγε, εἶ πᾶς τις χρυσοῦν <text:span text:style-name="T15">ἔ</text:span>χοι τὸν νοῦν, ἐφ’ ὅσον ἐνδέχεται σύ γ’ ἄνους ὢν ἀπορώτερος ἂν ἀποβαίνοις τοῦ Εὐισηλίου.</text:p>
          </table:table-cell>
          <table:table-cell table:style-name="Table1.A1" office:value-type="string">
            <text:p text:style-name="P19">"Longbottom, if brains were gold you'd be poorer than Weasley, and that's saying something."</text:p>
          </table:table-cell>
        </table:table-row>
        <table:table-row table:style-name="TableLine2292226933744">
          <table:table-cell table:style-name="Table1.A1" office:value-type="string">
            <text:p text:style-name="P19">καὶ ὁ Ῥοὼν παντοῖος ἤδη ἐγίγνετο δεδιὼς ὑπὲρ τοῦ Ἀρείου.</text:p>
          </table:table-cell>
          <table:table-cell table:style-name="Table1.A1" office:value-type="string">
            <text:p text:style-name="P19">Ron's nerves were already stretched to the breaking point with anxiety about Harry.</text:p>
          </table:table-cell>
        </table:table-row>
        <table:table-row table:style-name="TableLine2292226933744">
          <table:table-cell table:style-name="Table1.A1" office:value-type="string">
            <text:p text:style-name="P19">Ε<text:span text:style-name="T15">ἰ</text:span> σύ, ἔφη, ἄλλο τι φωνήσεις, ὄμνυμι ἦ μὴν ἔγωγε -</text:p>
          </table:table-cell>
          <table:table-cell table:style-name="Table1.A1" office:value-type="string">
            <text:p text:style-name="P19">"I'm warning you, Malfoy -- one more word<text:span text:style-name="T15">...</text:span></text:p>
          </table:table-cell>
        </table:table-row>
        <table:table-row table:style-name="TableLine2292226933744">
          <table:table-cell table:style-name="Table1.A1" office:value-type="string">
            <text:p text:style-name="P19">ἄφνω δ’ Ἡ Ἑρμιόνη <text:span text:style-name="T15">Ὦ</text:span> Ῥοών, ἔφη.</text:p>
          </table:table-cell>
          <table:table-cell table:style-name="Table1.A1" office:value-type="string">
            <text:p text:style-name="P19">"Ron!" said Hermione suddenly, "Harry --"</text:p>
          </table:table-cell>
        </table:table-row>
        <table:table-row table:style-name="TableLine2292226933744">
          <table:table-cell table:style-name="Table1.A1" office:value-type="string">
            <text:p text:style-name="P19"><text:span text:style-name="T15">Ἅ</text:span>ρειος - Τί πάσχει<text:span text:style-name="T15">; ἢ ποῦ ἐστιν;</text:span></text:p>
          </table:table-cell>
          <table:table-cell table:style-name="Table1.A1" office:value-type="string">
            <text:p text:style-name="P19">"What? Where?"</text:p>
          </table:table-cell>
        </table:table-row>
        <table:table-row table:style-name="TableLine2292226933744">
          <table:table-cell table:style-name="Table1.A1" office:value-type="string">
            <text:p text:style-name="P19">ἐκεῖνον μὲν γὰρ ἐξ ἀπροσδοκήτου ῥύμῃ κατασκήπτοντα ἂν εἶδες <text:span text:style-name="T15">ἐ</text:span>πί τοῦδαφος, τοὺς δέ θεατὰς ἅμα χάσκοντάς τε καῖ θορυβοῦντας.</text:p>
          </table:table-cell>
          <table:table-cell table:style-name="Table1.A1" office:value-type="string">
            <text:p text:style-name="P19">Harry had suddenly gone into a spectacular dive, which drew gasps and cheers from the crowd.</text:p>
          </table:table-cell>
        </table:table-row>
        <table:table-row table:style-name="TableLine2292226933744">
          <table:table-cell table:style-name="Table1.A1" office:value-type="string">
            <text:p text:style-name="P19">ἡ δ’ Ἑρμιόνη πάντως ἐπτοημένη ἀνεπήδησεν ἰδοῦσα δέ τὸν <text:span text:style-name="T15">Ἅ</text:span>ρειον κάτω πεσόντα ὥσπερ ἀπὸ σφενδόνης ἐξερριπισμένον <text:span text:style-name="T15">ἔ</text:span>λαθε τρίς εἰς κόλπον πτύσασα.</text:p>
          </table:table-cell>
          <table:table-cell table:style-name="Table1.A1" office:value-type="string">
            <text:p text:style-name="P19">Hermione stood up, her crossed fingers in her mouth, as Harry streaked toward the ground like a bullet.</text:p>
          </table:table-cell>
        </table:table-row>
        <table:table-row table:style-name="TableLine2292226933744">
          <table:table-cell table:style-name="Table1.A1" office:value-type="string">
            <text:p text:style-name="P19">Εὐδαιμονεῖς ἄρα, ἦ δ’ ὃς ὁ Μάλθακος, ὦ Ε<text:span text:style-name="T15">ὐ</text:span>ισήλιε, κατιδόντος τοῦ Ποτῆρος κέρματα δήπου χαμαὶ κείμενα<text:span text:style-name="T16">.</text:span> </text:p>
          </table:table-cell>
          <table:table-cell table:style-name="Table1.A1" office:value-type="string">
            <text:p text:style-name="P19">"You're in luck, Weasley, Potter's obviously spotted some money on the ground!" said Malfoy.</text:p>
          </table:table-cell>
        </table:table-row>
        <table:table-row table:style-name="TableLine2292226933744">
          <table:table-cell table:style-name="Table1.A1" office:value-type="string">
            <text:p text:style-name="P20">καὶ ὁ Ῥοὼν θυμῷ πυρακτούμενος ἔφθασε τ<text:span text:style-name="T15">ῷ</text:span> Μαλθάκῳ προσβαλὼν καὶ παλαίσας πρὸς <text:soft-page-break/>τοῦδαφος.</text:p>
          </table:table-cell>
          <table:table-cell table:style-name="Table1.A1" office:value-type="string">
            <text:p text:style-name="P20">Ron snapped. Before Malfoy knew what was happening, Ron was on top of him, wrestling him <text:soft-page-break/>to the ground.</text:p>
          </table:table-cell>
        </table:table-row>
        <table:table-row table:style-name="TableLine2292226933744">
          <table:table-cell table:style-name="Table1.A1" office:value-type="string">
            <text:p text:style-name="P20">ὁ δέ Νεφελώδης πρῶτον μὲν ἀπώκνει τι, ἔπειτα δέ τὸ βάθρον ὑπερβὰς ἐβοήθησεν.</text:p>
          </table:table-cell>
          <table:table-cell table:style-name="Table1.A1" office:value-type="string">
            <text:p text:style-name="P20">Neville hesitated, then clambered over the back of his seat to help.</text:p>
          </table:table-cell>
        </table:table-row>
        <table:table-row table:style-name="TableLine2292226933744">
          <table:table-cell table:style-name="Table1.A1" office:value-type="string">
            <text:p text:style-name="P20">κα<text:span text:style-name="T16">ὶ</text:span> ἡ Ἑρμιόνη ἀεί Ἴθι, βοώσα, <text:span text:style-name="T16">ὦ</text:span> <text:span text:style-name="T16">Ἅ</text:span>ρειε, ἀνεπήδησεν ἐπὶ τὸ βάθρον θεασομένη αὐτὸν κατὰ τάχος φερόμενον ἄρδην πρὸς τὸν Σίναπυν.</text:p>
          </table:table-cell>
          <table:table-cell table:style-name="Table1.A1" office:value-type="string">
            <text:p text:style-name="P20">"Come on, Harry!" Hermione screamed, leaping onto her seat to watch as Harry sped straight at Snape -- </text:p>
          </table:table-cell>
        </table:table-row>
        <table:table-row table:style-name="TableLine2292226933744">
          <table:table-cell table:style-name="Table1.A1" office:value-type="string">
            <text:p text:style-name="P20">καὶ ὥσπερ ἐνθουσιῶσαν ἔλαθον αὐτὴν καί οἱ ὑπὸ τῷ βάθρῳ καλινδούμενοι - τὸν Μάλθακον λέγω καὶ τὸν Ῥοῶνα - καῖ οἱ πὺξ πολεμοῦντες καὶ βαΰζοντες τέως - λέγω τὸν τε Νεφελώδην καὶ τὸν Κάρκινον καὶ τὸν Κέρκοπα.</text:p>
          </table:table-cell>
          <table:table-cell table:style-name="Table1.A1" office:value-type="string">
            <text:p text:style-name="P20">she didn't even notice Malfoy and Ron rolling around under her seat, or the scuffles and yelps coming from the whirl of fists that was Neville, Crabbe, and Goyle.</text:p>
          </table:table-cell>
        </table:table-row>
        <table:table-row table:style-name="TableLine2292226933744">
          <table:table-cell table:style-name="Table1.A1" office:value-type="string">
            <text:p text:style-name="P20"><text:span text:style-name="T16">ἄ</text:span>νω δέ βλέψας εἶδες ἂν τοῦτο μὲν τὸν Σίναπυν τὸ σάρον νῦν δὴ περιάγοντα ἵνα ἀλεείνῃ κόκκινόν τι παρ’ αὐτὸν ᾇττον καί ἀκαρὲς δέον τυχεῖν, τοῦτο δέ τὸν <text:span text:style-name="T16">Ἅ</text:span>ρειον εἰς τὸ ὁμαλὸν εὐθύνοντα τὸ σάρον τήν τε χεῖρα ἄραντα καλλίνικον κα<text:span text:style-name="T16">ὶ</text:span> τοῦ φθαστέου τῇ δεξιᾷ ἀπρὶξ ἐχόμενον.</text:p>
          </table:table-cell>
          <table:table-cell table:style-name="Table1.A1" office:value-type="string">
            <text:p text:style-name="P20">Up in the air, Snape turned on his broomstick just in time to see something scarlet shoot past him, missing him by inches -- the next second, Harry had pulled out of the dive, his arm raised in triumph, the Snitch clasped in his hand.</text:p>
          </table:table-cell>
        </table:table-row>
        <table:table-row table:style-name="TableLine2292226933744">
          <table:table-cell table:style-name="Table1.A1" office:value-type="string">
            <text:p text:style-name="P20">ο<text:span text:style-name="T16">ἱ</text:span> δέ θεαταὶ τὸν νικήφορον ἐκώμαζον· οὐδεὶς γὰρ ἀναμ<text:span text:style-name="T16">ε</text:span>τρησάμενος τοὺς πάλαι ἀγῶνας εἶχε μνησθῆναι ζητητὴν οὐδένα ὅστις τὸ φθαστέον ἐν βραχίονι χρόνῳ προσεδέξατο.</text:p>
          </table:table-cell>
          <table:table-cell table:style-name="Table1.A1" office:value-type="string">
            <text:p text:style-name="P20">The stands erupted; it had to be a record, no one could ever remember the Snitch being caught so quickly.</text:p>
          </table:table-cell>
        </table:table-row>
        <table:table-row table:style-name="TableLine2292226933744">
          <table:table-cell table:style-name="Table1.A1" office:value-type="string">
            <text:p text:style-name="P20">καὶ ἡ Ἑρμιόνη ἐπορχουμένη τ’ ἐπὶ τοῖς βάθροις καί χεῖρας περιβάλλουσα τῇ Παραβάτιδι Πατίλῃ - <text:span text:style-name="T16">ἡ</text:span> δ’ <text:span text:style-name="T16">ἔ</text:span>μπροσθεν ἐκάθητο - βοῶσα συνεχῶς Ποῦ εἶ σύ, ἔφη, ὦ Ῥοών, τοῦ γὰρ ἀγῶνος τελευτήσαντος ὁ θ’ <text:span text:style-name="T16">Ἅ</text:span>ρειος νενίκηκε καῖ ἡμεῖς νενικήκαμεν.</text:p>
            <text:p text:style-name="P20">οἱ Γρυφίνδωροι προ<text:span text:style-name="T16">ὔ</text:span>χουσι δή.</text:p>
          </table:table-cell>
          <table:table-cell table:style-name="Table1.A1" office:value-type="string">
            <text:p text:style-name="P20">"Ron! Ron! Where are you? The game's over!<text:span text:style-name="T16"> Harry's won! We've won! Gryffindor is in the lead!" shrieked Hermione, dancing up and down on her seat and hugging Parvati Patil in the row in front.</text:span></text:p>
          </table:table-cell>
        </table:table-row>
        <table:table-row table:style-name="TableLine2292226933744">
          <table:table-cell table:style-name="Table1.A1" office:value-type="string">
            <text:p text:style-name="P20">κα<text:span text:style-name="T16">ὶ</text:span> τὸ σάρον <text:span text:style-name="T16">ἔ</text:span>τι μικρόν τι ταλαντεύων ὑπὲρ τοῦδαφος, ὁ <text:span text:style-name="T16">Ἅ</text:span>ρειος ἀπέπηδησεν<text:span text:style-name="T16">.</text:span></text:p>
          </table:table-cell>
          <table:table-cell table:style-name="Table1.A1" office:value-type="string">
            <text:p text:style-name="P20">Harry jumped off his broom, a foot from the ground.</text:p>
          </table:table-cell>
        </table:table-row>
        <table:table-row table:style-name="TableLine2292226933744">
          <table:table-cell table:style-name="Table1.A1" office:value-type="string">
            <text:p text:style-name="P20">ἄπιστος μὲν γὰρ ἦν αὐτὸς ἑαυτῷ νενικηκώς, ἐνίκησε δ’ ὅμως.<text:span text:style-name="T16"> τὸν γὰρ ἀγῶνα ἤδη τελευτῆσαι στιγμῆς δὴ χρόνου ἀπαρκεσάσης πρὸς νίκην.</text:span></text:p>
          </table:table-cell>
          <table:table-cell table:style-name="Table1.A1" office:value-type="string">
            <text:p text:style-name="P20">He couldn't believe it. He'd done it -- the game was over; it had barely lasted five minutes.</text:p>
          </table:table-cell>
        </table:table-row>
        <table:table-row table:style-name="TableLine2292226933744">
          <table:table-cell table:style-name="Table1.A1" office:value-type="string">
            <text:p text:style-name="P20">κα<text:span text:style-name="T16">ὶ</text:span> τῶν Γρυφινδώρων κατὰ πᾶν τὸ στάδιον ἥδη πληθυόντων, τόν τε Σίναπυν <text:span text:style-name="T16">ἰ</text:span>δὼν ὕπωχρον γενόμενον τὴν χροιὰν καῖ δριμὺ βλέποντα, ᾔσθετό τινος τοῦ ὤμου ἁπτομένου“ ἀποβλέπων δέ τὸν Διμπλόδωρον ἐγνώριζεν ἠρέμα γελῶντα.</text:p>
          </table:table-cell>
          <table:table-cell table:style-name="Table1.A1" office:value-type="string">
            <text:p text:style-name="P20">As Gryffindors came spilling onto the field, he saw Snape land nearby, white-faced and tight-lipped -- then Harry felt a hand on his shoulder and looked up into Dumbledore's smiling face.</text:p>
          </table:table-cell>
        </table:table-row>
        <table:table-row table:style-name="TableLine2292226933744">
          <table:table-cell table:style-name="Table1.A1" office:value-type="string">
            <text:p text:style-name="P20">ὁ δέ πρὸς ο<text:span text:style-name="T16">ὖ</text:span>ς λέγων οὐδενὸς παρακούσοντος Εῦ γε, ἔφη.</text:p>
          </table:table-cell>
          <table:table-cell table:style-name="Table1.A1" office:value-type="string">
            <text:p text:style-name="P20">"Well done," said Dumbledore quietly, so that only Harry could hear.</text:p>
          </table:table-cell>
        </table:table-row>
        <table:table-row table:style-name="TableLine2292226933744">
          <table:table-cell table:style-name="Table1.A1" office:value-type="string">
            <text:p text:style-name="P20">καὶ μὴν εὖ ἐποίησας οὐδέν φροντίζων τοῦ ἐσόπτρου ἐκείνου, ἀσχολούμενος ἀεὶ περί τι.</text:p>
            <text:p text:style-name="P20">εὖ γε.</text:p>
          </table:table-cell>
          <table:table-cell table:style-name="Table1.A1" office:value-type="string">
            <text:p text:style-name="P20">"Nice to see you haven't been brooding about that mirror... been keeping busy... excellent..."</text:p>
          </table:table-cell>
        </table:table-row>
        <table:table-row table:style-name="TableLine2292226933744">
          <table:table-cell table:style-name="Table1.A1" office:value-type="string">
            <text:p text:style-name="P20">ὁ δὲ Σίναπυς δυσχεραίνων <text:span text:style-name="T16">ἔ</text:span>πτ<text:span text:style-name="T16">υ</text:span>σε<text:span text:style-name="T16">ν.</text:span> </text:p>
          </table:table-cell>
          <table:table-cell table:style-name="Table1.A1" office:value-type="string">
            <text:p text:style-name="P20">Snape spat bitterly on the ground.</text:p>
          </table:table-cell>
        </table:table-row>
        <table:table-row table:style-name="TableLine2292226933744">
          <table:table-cell table:style-name="Table1.A1" office:value-type="string">
            <text:p text:style-name="P20">καὶ ὀλίγον ὕστερον ὁ <text:span text:style-name="T16">Ἅ</text:span>ρειος ἐκ τοῦ ἀποδυτηρίου μόνος ἀπῄει, τὸν Ὑπερνεφελὸν Δισχιλιοστὸν καταθήσων κατὰ τὴν σαροθήκην.</text:p>
          </table:table-cell>
          <table:table-cell table:style-name="Table1.A1" office:value-type="string">
            <text:p text:style-name="P20">Harry left the locker room alone some time later, to take his Nimbus Two Thousand back to the broomshed. </text:p>
          </table:table-cell>
        </table:table-row>
        <table:table-row table:style-name="TableLine2292226933744">
          <table:table-cell table:style-name="Table1.A1" office:value-type="string">
            <text:p text:style-name="P20">καὶ συνῄδει ἑαυτῷ οὐδέποτε εἷς τοσοῦτο τῆς εὐδαιμονίας ἀφικομένῳ.</text:p>
          </table:table-cell>
          <table:table-cell table:style-name="Table1.A1" office:value-type="string">
            <text:p text:style-name="P20">He couldn't ever remember feeling happier.</text:p>
          </table:table-cell>
        </table:table-row>
        <table:table-row table:style-name="TableLine2292226933744">
          <table:table-cell table:style-name="Table1.A1" office:value-type="string">
            <text:p text:style-name="P20">ἐπειδὴ γὰρ νῦν δὴ πεποίηκεν ἀξιόλογόν τι, οὐκέτ’ <text:soft-page-break/>ἐνεῖναι οὐδενὶ λέγειν ὡς μᾶλλον εὐδοκιμεῖ παρὰ τοῖς τοῦνομα αὐτοῦ τιμῶσιν ἢ παρὰ τοῖς τῶν πεποιημένων σκεψαμένοις.</text:p>
          </table:table-cell>
          <table:table-cell table:style-name="Table1.A1" office:value-type="string">
            <text:p text:style-name="P20">He'd really done something to be proud of now -- <text:soft-page-break/>no one could say he was just a famous name any more.</text:p>
          </table:table-cell>
        </table:table-row>
        <table:table-row table:style-name="TableLine2292226933744">
          <table:table-cell table:style-name="Table1.A1" office:value-type="string">
            <text:p text:style-name="P21">καὶ ἑσπέρας γιγνομένης ἐδόκουν αὐτῷ περιπατοῦντι ποσὶ διαβρόχοις διὰ τὸν λειμῶνα α<text:span text:style-name="T17">ἱ</text:span> πνοαὶ οὐπώποτ’ εὐωδέστεραι γενέσθαι.<text:span text:style-name="T17"> Καὶ ἀνεμίμνῃσκε τέως τὰ ἄρτι γεγενημένα ἃ καί ἤδη καθ’ ἕκαστα μεμνῆσθαι χαλεπὸν μὲν ἦν πρὸς ἡδονὴν δ’ ὅμως. ἐνενόει γοῦν αὐτίκα μὲν τοὺς Γρυφινδώρους θέοντας ἐπ’ ὤμοις φέρειν αὐτόν πόρρωθεν δέ τὸν Ῥοῶνα καὶ τὴν Ἑρμιόνην ἄνω κάτω ἁλλομένους, τὸν δ’ αὖ Ῥοῶνα ἐποτρύνοντα καίπερ ἐκ ῥινῶν αἱμορραγοῦντα πολύ.</text:span></text:p>
          </table:table-cell>
          <table:table-cell table:style-name="Table1.A1" office:value-type="string">
            <text:p text:style-name="P21">The evening air had never smelled so sweet. He walked over the damp grass, reliving the last hour in his head, which was a happy blur: Gryffindors running to lift him onto their shoulders; Ron and Hermione in the distance, jumping up and down, Ron cheering through a heavy nosebleed.</text:p>
          </table:table-cell>
        </table:table-row>
        <table:table-row table:style-name="TableLine2292226933744">
          <table:table-cell table:style-name="Table1.A1" office:value-type="string">
            <text:p text:style-name="P21">καὶ ἤδη ἀφικόμενος πρὸς τὴν σαροθήκην ἐπερειδόμενος δέ τῇ θύρᾳ ξυλίνῃ ἀπέβλεπε πρὸς τὸ φρούριον, τῶν θυρίδων ἐμφαινουσῶν τὸ ἐρυθρὸν σέλας τὸ τοῦ ἡλίου δύνοντος.</text:p>
          </table:table-cell>
          <table:table-cell table:style-name="Table1.A1" office:value-type="string">
            <text:p text:style-name="P21">Harry had reached the shed. He leaned against the wooden door and looked up at Hogwarts, with its windows glowing red in the setting sun.</text:p>
          </table:table-cell>
        </table:table-row>
        <table:table-row table:style-name="TableLine2292226933744">
          <table:table-cell table:style-name="Table1.A1" office:value-type="string">
            <text:p text:style-name="P21">το<text:span text:style-name="T17">ὺ</text:span>ς μὲν γὰρ Γρυφινδώρους προῦχειν.</text:p>
            <text:p text:style-name="P21">αὐτὸς δ’ εὐτυχῆσαι.</text:p>
          </table:table-cell>
          <table:table-cell table:style-name="Table1.A1" office:value-type="string">
            <text:p text:style-name="P21">Gryffindor in the lead. He'd done it, he'd shown Snape....</text:p>
          </table:table-cell>
        </table:table-row>
        <table:table-row table:style-name="TableLine2292226933744">
          <table:table-cell table:style-name="Table1.A1" office:value-type="string">
            <text:p text:style-name="P21">καὶ ταῦτα πάντα τῷ Σινάπει εἰς <text:span text:style-name="T17">ἔ</text:span>λεγχον διδόσθω.</text:p>
            <text:p text:style-name="P21">καὶ μνείαν τοῦ Σινάπεως ποιησάμενος ἄνθρωπον κατεῖδε συγκεκαλυμμένον κατὰ τὸν ἀναβαθμὸν τὸν <text:span text:style-name="T17">ἔ</text:span>μπροσθε τοῦ φρουρίου σπουδῇ καταβαίνοντα.<text:span text:style-name="T17"> καί οὗτος ἐκ τοῦ φανεροῦ οὐ θέλων ὀφθῆναι ὡς τάχιστα ἐβάδιζε πρὸς τὴν ἀπόρρητον ὕλην.</text:span></text:p>
          </table:table-cell>
          <table:table-cell table:style-name="Table1.A1" office:value-type="string">
            <text:p text:style-name="P21">And speaking of Snape...<text:span text:style-name="T17"> A hooded figure came swiftly down the front steps of the castle. Clearly not wanting to be seen, it walked as fast as possible toward the forbidden forest.</text:span></text:p>
          </table:table-cell>
        </table:table-row>
        <table:table-row table:style-name="TableLine2292226933744">
          <table:table-cell table:style-name="Table1.A1" office:value-type="string">
            <text:p text:style-name="P21">θεώμενος δὲ ὁ Ἄρειος ἐπιλησμονέστερος ἤδη ἐγίγνετο τῆς νίκης, γνωρίσας τὸ τοῦ περιπολοῦντος βάδισμα ὅν ὅμοιον τῷ τοῦ Σινάπεως.</text:p>
          </table:table-cell>
          <table:table-cell table:style-name="Table1.A1" office:value-type="string">
            <text:p text:style-name="P21">Harry's victory faded from his mind as he watched.<text:span text:style-name="T17"> He recognized the figure's prowling walk.</text:span></text:p>
          </table:table-cell>
        </table:table-row>
        <table:table-row table:style-name="TableLine2292226933744">
          <table:table-cell table:style-name="Table1.A1" office:value-type="string">
            <text:p text:style-name="P21">τί θέλων εἷς τὴν ὕλην ἕρπει τῶν ἄλλων δειπνούντων<text:span text:style-name="T17">;</text:span></text:p>
          </table:table-cell>
          <table:table-cell table:style-name="Table1.A1" office:value-type="string">
            <text:p text:style-name="P21">Snape, sneaking into the forest while everyone else was at dinner -- what was going on?</text:p>
          </table:table-cell>
        </table:table-row>
        <table:table-row table:style-name="TableLine2292226933744">
          <table:table-cell table:style-name="Table1.A1" office:value-type="string">
            <text:p text:style-name="P21">εἰσβὰς ο<text:span text:style-name="T17">ὖ</text:span>ν πάλιν ἐπὶ τὸν Ὑπερνεφελὸν Δισχιλιοστὸν ἀπῆρεν.</text:p>
          </table:table-cell>
          <table:table-cell table:style-name="Table1.A1" office:value-type="string">
            <text:p text:style-name="P21">Harry jumped back on his Nimbus Two Thousand and took off.</text:p>
          </table:table-cell>
        </table:table-row>
        <table:table-row table:style-name="TableLine2292226933744">
          <table:table-cell table:style-name="Table1.A1" office:value-type="string">
            <text:p text:style-name="P21">κα<text:span text:style-name="T17">ὶ</text:span> σιωπῇ ὑπὲρ τοῦ φρουρίου φερόμενος, <text:span text:style-name="T17">ἰ</text:span>δὼν δ’ ἐκεῖνον δρόμῳ εἷς τὴν ὕλην εἰσιόντα, παρηκολούθει.</text:p>
          </table:table-cell>
          <table:table-cell table:style-name="Table1.A1" office:value-type="string">
            <text:p text:style-name="P21">Gliding silently over the castle he saw Snape enter the forest at a run.<text:span text:style-name="T17"> He followed.</text:span></text:p>
          </table:table-cell>
        </table:table-row>
        <table:table-row table:style-name="TableLine2292226933744">
          <table:table-cell table:style-name="Table1.A1" office:value-type="string">
            <text:p text:style-name="P22">πυκνῆς δ’ οὔσης δένδρεσι τῆς ὕλης, οὐκ ἦν ἰδεῖν ὅποι ἐλήλυθεν ἐκεῖνος, κύκλους δέ ποιούμενος κατωτέρω δ’ ἀεὶ αἰωρούμενος ἔψαυεν ἤδη ἄκρων τῶν δένδρων<text:span text:style-name="T17">.</text:span> καί δι’ ὀλίγου φωνὰς ἀκούσας πρὸς δ’ αὐτὰς φερόμενος ἐπὶ φηγὸν ταλαντευόμενος ὑψηλὴν σιωπῇ ἀπέβη.</text:p>
          </table:table-cell>
          <table:table-cell table:style-name="Table1.A1" office:value-type="string">
            <text:p text:style-name="P22">The trees were so thick he couldn't see where Snape had gone.<text:span text:style-name="T18"> He flew in circles, lower and lower, brushing the top branches of trees until he heard voices. He glided toward them and landed noiselessly in a towering beech tree.</text:span></text:p>
          </table:table-cell>
        </table:table-row>
        <table:table-row table:style-name="TableLine2292226933744">
          <table:table-cell table:style-name="Table1.A1" office:value-type="string">
            <text:p text:style-name="P22">ἀνερριξᾶτο δ’ εὐλαβῶς παρὰ κλάδον τοῦ σάρου ἀπρὶξ ἐχόμενος, διὰ τῶν φύλλων προκύπτων.</text:p>
          </table:table-cell>
          <table:table-cell table:style-name="Table1.A1" office:value-type="string">
            <text:p text:style-name="P22">He climbed carefully along one of the branches, holding tight to his broomstick, trying to see through the leaves.</text:p>
          </table:table-cell>
        </table:table-row>
        <table:table-row table:style-name="TableLine2292226933744">
          <table:table-cell table:style-name="Table1.A1" office:value-type="string">
            <text:p text:style-name="P22">κα<text:span text:style-name="T18">ὶ</text:span> κάτω ἐν νάπῃ εἱστήκει ὁ Σίναπυς, ἀλλ’ οὐ μόνος καθ’ ἑαυτόν· συνῆν γὰρ ὁ Κίουρος.</text:p>
          </table:table-cell>
          <table:table-cell table:style-name="Table1.A1" office:value-type="string">
            <text:p text:style-name="P22">Below, in a shadowy clearing, stood Snape, but he wasn't alone. Quirrell was there, too.</text:p>
          </table:table-cell>
        </table:table-row>
        <table:table-row table:style-name="TableLine2292226933744">
          <table:table-cell table:style-name="Table1.A1" office:value-type="string">
            <text:p text:style-name="P22">ἀλλὰ τὸ μὲν τοῦ προσώπου βλέμμα οὐκ ἦν ἀκριβῶς διαγνῶναι· ἐβαττολόγει δέ χαλεπώτερον αὐτὸς ἑαυτοῦ.</text:p>
          </table:table-cell>
          <table:table-cell table:style-name="Table1.A1" office:value-type="string">
            <text:p text:style-name="P22">Harry couldn't make out the look on his face, but he was stuttering worse than ever.</text:p>
          </table:table-cell>
        </table:table-row>
        <text:soft-page-break/>
        <table:table-row table:style-name="TableLine2292226933744">
          <table:table-cell table:style-name="Table1.A1" office:value-type="string">
            <text:p text:style-name="P22"><text:span text:style-name="T18">Ἅ</text:span>ρειος δ’ οὖν ἐσπούδαζεν ἀκοῦσαι τί λέγουσιν.</text:p>
            <text:p text:style-name="P22">- Οὐ μεμάθηκα εἷς τί βεβούλευσαι συγγεγενῆσθαι ἐν τούτῳ τῷ τόπῳ, ὧ Σεούερε - </text:p>
          </table:table-cell>
          <table:table-cell table:style-name="Table1.A1" office:value-type="string">
            <text:p text:style-name="P4">Harry strained to catch what they were saying.</text:p>
            <text:p text:style-name="P22">"... d-don't know why you wanted t-t-to meet here of all p-places, Severus..."</text:p>
          </table:table-cell>
        </table:table-row>
        <table:table-row table:style-name="TableLine2292226933744">
          <table:table-cell table:style-name="Table1.A1" office:value-type="string">
            <text:p text:style-name="P22">ὁ δέ Σίναπυς πικρῶς <text:span text:style-name="T18">Ἔ</text:span>δοξε γάρ μοι, ἔφη, τοῦτό γε κρυπτὸν παρέχειν, ὡς οὐκ ἐξὸν δήπου τοῖς μαθηταῖς εἰδέναι οὐδέν περὶ τῆς τοῦ φιλοσόφου λίθου.</text:p>
          </table:table-cell>
          <table:table-cell table:style-name="Table1.A1" office:value-type="string">
            <text:p text:style-name="P22">"Oh, I thought we'd keep this private," said Snape, his voice icy.<text:span text:style-name="T18"> "Students aren't supposed to know about the Sorcerer's Stone, after all."</text:span></text:p>
          </table:table-cell>
        </table:table-row>
        <table:table-row table:style-name="TableLine2292226933744">
          <table:table-cell table:style-name="Table1.A1" office:value-type="string">
            <text:p text:style-name="P22">καὶ ὁ <text:span text:style-name="T18">Ἅ</text:span>ρειος προκύψας ἥκουσε μασταρύζοντος μὲν τοῦ Κιούρου τι, ὑπολαμβάνοντος δ’ εὐθὺς τοῦ Σινάπεως.</text:p>
          </table:table-cell>
          <table:table-cell table:style-name="Table1.A1" office:value-type="string">
            <text:p text:style-name="P22">Harry leaned forward. Quirrell was mumbling something. Snape interrupted him.</text:p>
          </table:table-cell>
        </table:table-row>
        <table:table-row table:style-name="TableLine2292226933744">
          <table:table-cell table:style-name="Table1.A1" office:value-type="string">
            <text:p text:style-name="P22"><text:span text:style-name="T18">Ἦ</text:span> που μεμάθηκας τίνι τρόπῳ ἔξεστι παρελθεῖν ἐκεῖνο τὸ τοῦ Ἁγριώδου κνώδαλον;</text:p>
          </table:table-cell>
          <table:table-cell table:style-name="Table1.A1" office:value-type="string">
            <text:p text:style-name="P22">"Have you found out how to get past that beast of Hagrid's yet?"</text:p>
          </table:table-cell>
        </table:table-row>
        <table:table-row table:style-name="TableLine2292226933744">
          <table:table-cell table:style-name="Table1.A1" office:value-type="string">
            <text:p text:style-name="P22">Ἀλλ’ ὦ Σεούερε, ἔγωγε -</text:p>
          </table:table-cell>
          <table:table-cell table:style-name="Table1.A1" office:value-type="string">
            <text:p text:style-name="P22">"B-b-but Severus, I --"</text:p>
          </table:table-cell>
        </table:table-row>
        <table:table-row table:style-name="TableLine2292226933744">
          <table:table-cell table:style-name="Table1.A1" office:value-type="string">
            <text:p text:style-name="P22">Οὐ δήπου σὺ ἐχθρὸν ἑκῶν ἐμέ παρέξειν μέλλεις<text:span text:style-name="T18">; εἶπεν ὁ Σίναπυς ἐπ’ αὐτὸν ὀλίγον προχωρήσας.</text:span></text:p>
          </table:table-cell>
          <table:table-cell table:style-name="Table1.A1" office:value-type="string">
            <text:p text:style-name="P22">"You don't want me as your enemy, Quirrell," said Snape, taking a step toward him.</text:p>
          </table:table-cell>
        </table:table-row>
        <table:table-row table:style-name="TableLine2292226933744">
          <table:table-cell table:style-name="Table1.A1" office:value-type="string">
            <text:p text:style-name="P22">Ἀλλ’ οὐ ξυνίημ’ ἔγωγε τί δή - Ἀκριβῶς γε ξυνίης τί λέγω.</text:p>
          </table:table-cell>
          <table:table-cell table:style-name="Table1.A1" office:value-type="string">
            <text:p text:style-name="P22">"I-I don't know what you "You know perfectly well what I mean."</text:p>
          </table:table-cell>
        </table:table-row>
        <table:table-row table:style-name="TableLine2292226933744">
          <table:table-cell table:style-name="Table1.A1" office:value-type="string">
            <text:p text:style-name="P22">γλαυκὸς δὲ μέγα κικκαβαζούσης ὁ <text:span text:style-name="T18">Ἅ</text:span>ρειος παρ’ ὀλίγον ἢλθεν ἐκπεσεῖν ἀπὸ τοῦ δένδρου.<text:span text:style-name="T18"> μόλις δέ ταλαντευσάμενος ἤκουσε τοῦ Σινάπεως λέγοντος ὅτι »- Τὰ σὰ γοητεύματα. περιμένω.</text:span></text:p>
          </table:table-cell>
          <table:table-cell table:style-name="Table1.A1" office:value-type="string">
            <text:p text:style-name="P22">An owl hooted loudly, and Harry nearly fell out of the tree. He steadied himself in time to hear Snape say, "-- your little bit of hocus-pocus.<text:span text:style-name="T18"> I'm waiting."</text:span></text:p>
          </table:table-cell>
        </table:table-row>
        <table:table-row table:style-name="TableLine2292226933744">
          <table:table-cell table:style-name="Table1.A1" office:value-type="string">
            <text:p text:style-name="P22">Ἀλλ’ <text:span text:style-name="T18">ἔ</text:span>γωγε μὲν οὐκ - </text:p>
          </table:table-cell>
          <table:table-cell table:style-name="Table1.A1" office:value-type="string">
            <text:p text:style-name="P22">"B-but I d-d-don't --"</text:p>
          </table:table-cell>
        </table:table-row>
        <table:table-row table:style-name="TableLine2292226933744">
          <table:table-cell table:style-name="Table1.A1" office:value-type="string">
            <text:p text:style-name="P22">ἐκεῖνος δ’ ὑπολαβών Καλῶς ἔχει, ἔφη.</text:p>
          </table:table-cell>
          <table:table-cell table:style-name="Table1.A1" office:value-type="string">
            <text:p text:style-name="P22">"Very well," Snape cut in.</text:p>
          </table:table-cell>
        </table:table-row>
        <table:table-row table:style-name="TableLine2292226933744">
          <table:table-cell table:style-name="Table1.A1" office:value-type="string">
            <text:p text:style-name="P22">ἀλλ’ αὐτίκα διαλεγώμεθα οὐ διὰ πολλοῦ.<text:span text:style-name="T18"> τάχα δεῖ σε σχολάζειν τι γνωσόμενον ᾧτινι εὔνοιαν ὀφείλεις.</text:span></text:p>
          </table:table-cell>
          <table:table-cell table:style-name="Table1.A1" office:value-type="string">
            <text:p text:style-name="P22">"We'll have another little chat soon, when you've had time to think things over and decided where your loyalties lie."</text:p>
          </table:table-cell>
        </table:table-row>
        <table:table-row table:style-name="TableLine2292226933744">
          <table:table-cell table:style-name="Table1.A1" office:value-type="string">
            <text:p text:style-name="P22">συγκεκαλυμμένος δὲ πάλιν αὖ ἐβάδιζεν ἐκ τῆς νάπης.<text:span text:style-name="T18"> </text:span></text:p>
          </table:table-cell>
          <table:table-cell table:style-name="Table1.A1" office:value-type="string">
            <text:p text:style-name="P22">He threw his cloak over his head and strode out of the clearing. </text:p>
          </table:table-cell>
        </table:table-row>
        <table:table-row table:style-name="TableLine2292226933744">
          <table:table-cell table:style-name="Table1.A1" office:value-type="string">
            <text:p text:style-name="P22">καὶ ἤδη σκοταῖος ἐθεάσατο ὁ Ἄρειος τὸν Κίουρον ἀκίνητον ἑστῶτα ὥσπερ πεπετρωμένον.</text:p>
          </table:table-cell>
          <table:table-cell table:style-name="Table1.A1" office:value-type="string">
            <text:p text:style-name="P22">It was almost dark now, but Harry could see Quirrell, standing quite still as though he was petrified.</text:p>
          </table:table-cell>
        </table:table-row>
        <table:table-row table:style-name="TableLine2292226933744">
          <table:table-cell table:style-name="Table1.A1" office:value-type="string">
            <text:p text:style-name="P22">Ἑρμιόνη τοίνυν ὀρθία φωνοῦσα Πόθεν ἐτεόν, ἔφη, ὦ θἌρειε<text:span text:style-name="T18">;</text:span> </text:p>
          </table:table-cell>
          <table:table-cell table:style-name="Table1.A1" office:value-type="string">
            <text:p text:style-name="P22">"Harry, where have you been?" Hermione squeaked.</text:p>
          </table:table-cell>
        </table:table-row>
        <table:table-row table:style-name="TableLine2292226933744">
          <table:table-cell table:style-name="Table1.A1" office:value-type="string">
            <text:p text:style-name="P23">καὶ ὁ Ῥοῶν μακαρίζων αὐτόν Ἐνικήσαμεν ἡμεῖς, ἔφη, ἐνίκησας καὶ σύ.<text:span text:style-name="T19"> ἐνικήσαμεν ἅπαντες.</text:span></text:p>
          </table:table-cell>
          <table:table-cell table:style-name="Table1.A1" office:value-type="string">
            <text:p text:style-name="P23">"We won! You won! We won!" shouted Ron, thumping Harry on the back.</text:p>
          </table:table-cell>
        </table:table-row>
        <table:table-row table:style-name="TableLine2292226933744">
          <table:table-cell table:style-name="Table1.A1" office:value-type="string">
            <text:p text:style-name="P23">καὶ ἐγὼ μὲν τῷ Μαλθάκῳ ὀφθαλμὸν συνέκλῃσα, ὁ δέ Νεφελώδης καθ’ ἑαυτὸν ὑπέμεινε μονομάχος τόν τε Κάρκινον καὶ τὸν Κέρκοπα.</text:p>
          </table:table-cell>
          <table:table-cell table:style-name="Table1.A1" office:value-type="string">
            <text:p text:style-name="P23">"And I gave Malfoy a black eye, and Neville tried to take on Crabbe and Goyle single-handed!</text:p>
          </table:table-cell>
        </table:table-row>
        <table:table-row table:style-name="TableLine2292226933744">
          <table:table-cell table:style-name="Table1.A1" office:value-type="string">
            <text:p text:style-name="P23">λιποψυχήσαντα δ’ αὐτὸν ἡ Πομφόλυξ φάσκει ἀναπνεύσειν μετ’ οὐ πολύ.<text:span text:style-name="T19"> καὶ μὴν τοῖς Σλυθηρίνοις ἔλεγχον πεποιήμεθα.</text:span></text:p>
          </table:table-cell>
          <table:table-cell table:style-name="Table1.A1" office:value-type="string">
            <text:p text:style-name="P23">He's still out cold but Madam Pomftey says he'll be all right - talk about showing Slytherin!</text:p>
          </table:table-cell>
        </table:table-row>
        <table:table-row table:style-name="TableLine2292226933744">
          <table:table-cell table:style-name="Table1.A1" office:value-type="string">
            <text:p text:style-name="P23">ἀλλὰ πάντες περιμένουσι σε κατὰ τὸ κοινεῖον ἐν κώμῳ ἐσόμενοι.<text:span text:style-name="T19"> </text:span>ὁ γὰρ Φερέδικος καί ὁ Γεωργὸς ὑφείλοντο πέμματα καὶ τραγήματα ἀπὸ τοῦ ὀπτανίου.</text:p>
          </table:table-cell>
          <table:table-cell table:style-name="Table1.A1" office:value-type="string">
            <text:p text:style-name="P23">Everyone's waiting for you in the common room, we're having a party, Fred and George stole some cakes and stuff from the kitchens."</text:p>
          </table:table-cell>
        </table:table-row>
        <table:table-row table:style-name="TableLine2292226933744">
          <table:table-cell table:style-name="Table1.A1" office:value-type="string">
            <text:p text:style-name="P23">ὁ μέντοι <text:span text:style-name="T19">Ἅ</text:span>ρειος πνευστιῶν <text:span text:style-name="T19">ἔ</text:span>τι Τοῦτό γ’ οἶμαι, ἔφη, οὐδέν εἶναι ἡμῖν τὸ παραχρῆμα.</text:p>
          </table:table-cell>
          <table:table-cell table:style-name="Table1.A1" office:value-type="string">
            <text:p text:style-name="P23">"Never mind that now," said Harry breathlessly. </text:p>
          </table:table-cell>
        </table:table-row>
        <table:table-row table:style-name="TableLine2292226933744">
          <table:table-cell table:style-name="Table1.A1" office:value-type="string">
            <text:p text:style-name="P23">ζητητέον μὲν οῦν δωμάτιόν τι κενόν· δεῖ γὰρ ὑμᾶς ἀκοῦσαι τάδε.</text:p>
          </table:table-cell>
          <table:table-cell table:style-name="Table1.A1" office:value-type="string">
            <text:p text:style-name="P23">"Let's find an empty room, you wait 'til you hear this...."</text:p>
          </table:table-cell>
        </table:table-row>
        <text:soft-page-break/>
        <table:table-row table:style-name="TableLine2292226933744">
          <table:table-cell table:style-name="Table1.A1" office:value-type="string">
            <text:p text:style-name="P23">καί εὐλαβηθεὶς ὅπως μὴ ὁ Ποιφύκτης <text:span text:style-name="T19">ἔ</text:span>νδον ὢν τύχῃ, τὴν δέ θύραν συγκλείσας πάντ’ εἶπεν αὐτοῖς ἅττα εἶδε καὶ ἤκουσεν.</text:p>
          </table:table-cell>
          <table:table-cell table:style-name="Table1.A1" office:value-type="string">
            <text:p text:style-name="P23">He made sure Peeves wasn't inside before shutting the door behind them, then he told them what he'd seen and heard.</text:p>
          </table:table-cell>
        </table:table-row>
        <table:table-row table:style-name="TableLine2292226933744">
          <table:table-cell table:style-name="Table1.A1" office:value-type="string">
            <text:p text:style-name="P23">Ὀρθῶς ἄρ’ ἐφρονοῦμεν περὶτῆς λίθου ὡς ἐτητύμως δὴ οὔσης τοῦ φιλοσόφου.<text:span text:style-name="T19"> καὶ ὁ Σίναπυς ἐπιχειρεῖ βιάζεσθαι τὸν Κίουρον ὑπὲρ ἑαυτοῦ κτήσασθαι.</text:span></text:p>
          </table:table-cell>
          <table:table-cell table:style-name="Table1.A1" office:value-type="string">
            <text:p text:style-name="P23">"So we were right, it is the Sorcerer's Stone, and Snape's trying to force Quirrell to help him get it.</text:p>
          </table:table-cell>
        </table:table-row>
        <table:table-row table:style-name="TableLine2292226933744">
          <table:table-cell table:style-name="Table1.A1" office:value-type="string">
            <text:p text:style-name="P23">ἤρετο μὲν γὰρ ε<text:span text:style-name="T19">ἰ</text:span> οὗτος ἐπίσταται ὅπως ε”στι λαθεῖν τὸν Οὐλότριχα, <text:span text:style-name="T19">ἔ</text:span>λεγε δέ τι περὶ τῶν τοῦ Κιούρου γοητευμάτων καλουμένων.<text:span text:style-name="T19"> οὐ γὰρ μόνος ὁ Οὐλόθριξ τὴν λίθον φυλάττει, πρὸς δέ, ὡς εἰκάσαι, ἀλλοῖά τινα οἶα καί μαγγανεύματα πολλὰ καί τυχὸν φίλτρον τι φυλακικὸν πρὸς τὰ σκοτεινὰ ὅπερ δεῖ τὸν Σίναπυν ἐξεπᾴδειν.</text:span></text:p>
          </table:table-cell>
          <table:table-cell table:style-name="Table1.A1" office:value-type="string">
            <text:p text:style-name="P23">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text:p>
          </table:table-cell>
        </table:table-row>
        <table:table-row table:style-name="TableLine2292226933744">
          <table:table-cell table:style-name="Table1.A1" office:value-type="string">
            <text:p text:style-name="P23">Λέγεις τοίνυν ὡς ἡ λίθος ἀσφαλής ἐστιν ὅσον μὲν ἂν χρόνον ὁ Κίουρος ἀμύνηται τὸν Σίναπυν, ἄλλως δέ μή; <text:span text:style-name="T19">ἔ</text:span>φη ἡ Ἑρμιόνη διαπτοημένη.</text:p>
          </table:table-cell>
          <table:table-cell table:style-name="Table1.A1" office:value-type="string">
            <text:p text:style-name="P23">"So you mean the Stone's only safe as long as Quirrell stands up to Snape?" said Hermione in alarm.</text:p>
          </table:table-cell>
        </table:table-row>
        <table:table-row table:style-name="TableLine2292226933744">
          <table:table-cell table:style-name="Table1.A1" office:value-type="string">
            <text:p text:style-name="P23">ὁ δέ Ῥοών Ο<text:span text:style-name="T19">ἰ</text:span>χήσεταί τοι, ἔφη, ἡ λίθος τριῶν ἡμερῶν.</text:p>
          </table:table-cell>
          <table:table-cell table:style-name="Table1.A1" office:value-type="string">
            <text:p text:style-name="P23">"It'll be gone by next Tuesday," said Ro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4T10:57:14.028000000</meta:creation-date>
    <dc:title>Ancient Greek</dc:title>
    <meta:editing-duration>PT23M3S</meta:editing-duration>
    <meta:editing-cycles>4</meta:editing-cycles>
    <meta:generator>LibreOffice/7.1.5.2$Windows_X86_64 LibreOffice_project/85f04e9f809797b8199d13c421bd8a2b025d52b5</meta:generator>
    <dc:date>2023-09-24T22:10:10.013000000</dc:date>
    <meta:document-statistic meta:table-count="1" meta:image-count="0" meta:object-count="0" meta:page-count="12" meta:paragraph-count="392" meta:word-count="6506" meta:character-count="38348" meta:non-whitespace-character-count="32218"/>
    <meta:template xlink:type="simple" xlink:actuate="onRequest" xlink:title="Ancient Greek" xlink:href="../../../../../AppData/Roaming/LibreOffice/4/user/template/Ancient%20Greek.ott" meta:date="2023-09-24T10:57:13.388000000"/>
  </office:meta>
</office:document-meta>
</file>